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" style:family="table-cell" style:parent-style-name="Default" style:data-style-name="N1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/>
    </style:style>
    <style:style style:name="ce7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9" style:family="table-cell" style:parent-style-name="Default" style:data-style-name="N3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BBF18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AEAAAA" style:repeat-content="false"/>
      <style:paragraph-properties fo:text-align="cente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7.66233333333333cm"/>
    </style:style>
    <style:style style:name="co3" style:family="table-column">
      <style:table-column-properties fo:break-before="auto" style:column-width="9.75783333333333cm"/>
    </style:style>
    <style:style style:name="co4" style:family="table-column">
      <style:table-column-properties fo:break-before="auto" style:column-width="8.55133333333333cm"/>
    </style:style>
    <style:style style:name="co5" style:family="table-column">
      <style:table-column-properties fo:break-before="auto" style:column-width="8.8265cm"/>
    </style:style>
    <style:style style:name="co6" style:family="table-column">
      <style:table-column-properties fo:break-before="auto" style:column-width="1.41816666666667cm"/>
    </style:style>
    <style:style style:name="co7" style:family="table-column">
      <style:table-column-properties fo:break-before="auto" style:column-width="2.032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24883333333333cm"/>
    </style:style>
    <style:style style:name="co10" style:family="table-column">
      <style:table-column-properties fo:break-before="auto" style:column-width="1.56633333333333cm"/>
    </style:style>
    <style:style style:name="co11" style:family="table-column">
      <style:table-column-properties fo:break-before="auto" style:column-width="1.48166666666667cm"/>
    </style:style>
    <style:style style:name="co12" style:family="table-column">
      <style:table-column-properties fo:break-before="auto" style:column-width="1.7145cm" style:use-optimal-column-width="true"/>
    </style:style>
    <style:style style:name="co13" style:family="table-column">
      <style:table-column-properties fo:break-before="auto" style:column-width="1.35466666666667cm"/>
    </style:style>
    <style:style style:name="co14" style:family="table-column">
      <style:table-column-properties fo:break-before="auto" style:column-width="1.60866666666667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1.73566666666667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1.31233333333333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6.2pt" style:use-optimal-row-height="false" fo:break-before="auto"/>
    </style:style>
    <style:style style:name="ro2" style:family="table-row">
      <style:table-row-properties style:row-height="19.95pt" style:use-optimal-row-height="false" fo:break-before="auto"/>
    </style:style>
    <style:style style:name="ro3" style:family="table-row">
      <style:table-row-properties style:row-height="58.2pt" style:use-optimal-row-height="fals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33pt" style:use-optimal-row-height="false" fo:break-before="auto"/>
    </style:style>
    <style:style style:name="ro6" style:family="table-row">
      <style:table-row-properties style:row-height="13.2pt" style:use-optimal-row-height="false" fo:break-before="auto"/>
    </style:style>
    <style:style style:name="ro7" style:family="table-row">
      <style:table-row-properties style:row-height="22.2pt" style:use-optimal-row-height="fals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180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rosAti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number-columns-repeated="16364" table:default-cell-style-name="ce1"/>
        <table:table-row table:style-name="ro1">
          <table:table-cell office:value-type="string" table:number-columns-spanned="20" table:number-rows-spanned="1" table:style-name="ce13">
            <text:p>TABELA I</text:p>
          </table:table-cell>
          <table:covered-table-cell table:number-columns-repeated="19"/>
          <table:table-cell table:number-columns-repeated="16364"/>
        </table:table-row>
        <table:table-row table:style-name="ro1">
          <table:table-cell office:value-type="string" table:number-columns-spanned="20" table:number-rows-spanned="1" table:style-name="ce14">
            <text:p>RESOLUÇÃO Nº 200, DE 10 DE JULHO DE 2019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style-name="ce2">
            <text:p>Mês/Ano de Referencia:</text:p>
          </table:table-cell>
          <table:table-cell office:value-type="string" table:number-columns-spanned="19" table:number-rows-spanned="1" table:style-name="ce15">
            <text:p>Set/2023</text:p>
          </table:table-cell>
          <table:covered-table-cell table:number-columns-repeated="18"/>
          <table:table-cell table:number-columns-repeated="16364"/>
        </table:table-row>
        <table:table-row table:style-name="ro3">
          <table:table-cell office:value-type="string" table:number-columns-spanned="1" table:number-rows-spanned="3" table:style-name="ce16">
            <text:p>Matrícula</text:p>
          </table:table-cell>
          <table:table-cell office:value-type="string" table:number-columns-spanned="1" table:number-rows-spanned="3" table:style-name="ce17">
            <text:p>Nome</text:p>
          </table:table-cell>
          <table:table-cell office:value-type="string" table:number-columns-spanned="1" table:number-rows-spanned="3" table:style-name="ce17">
            <text:p>Cargo / Função</text:p>
          </table:table-cell>
          <table:table-cell office:value-type="string" table:number-columns-spanned="1" table:number-rows-spanned="3" table:style-name="ce17">
            <text:p>Lotação</text:p>
          </table:table-cell>
          <table:table-cell office:value-type="string" table:number-columns-spanned="1" table:number-rows-spanned="3" table:style-name="ce17">
            <text:p>Grupo</text:p>
          </table:table-cell>
          <table:table-cell office:value-type="string" table:number-columns-spanned="9" table:number-rows-spanned="1" table:style-name="ce17">
            <text:p>Rendimentos</text:p>
          </table:table-cell>
          <table:covered-table-cell table:number-columns-repeated="8"/>
          <table:table-cell office:value-type="string" table:number-columns-spanned="5" table:number-rows-spanned="1" table:style-name="ce17">
            <text:p>Descontos</text:p>
          </table:table-cell>
          <table:covered-table-cell table:number-columns-repeated="4"/>
          <table:table-cell office:value-type="string" table:number-columns-spanned="1" table:number-rows-spanned="3" table:style-name="ce17">
            <text:p>Rendimento Líquido Total (14)</text:p>
          </table:table-cell>
          <table:table-cell table:number-columns-repeated="16364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8">
            <text:p>Remuneração Básica</text:p>
          </table:table-cell>
          <table:covered-table-cell/>
          <table:table-cell office:value-type="string" table:number-columns-spanned="4" table:number-rows-spanned="1" table:style-name="ce18">
            <text:p>Remuneração Eventual ou Temporária</text:p>
          </table:table-cell>
          <table:covered-table-cell table:number-columns-repeated="3"/>
          <table:table-cell office:value-type="string" table:number-columns-spanned="1" table:number-rows-spanned="2" table:style-name="ce18">
            <text:p>Outras Remunerações Temporárias(7)</text:p>
          </table:table-cell>
          <table:table-cell office:value-type="string" table:number-columns-spanned="1" table:number-rows-spanned="2" table:style-name="ce18">
            <text:p>Verbas Indenizatórias(8)</text:p>
          </table:table-cell>
          <table:table-cell office:value-type="string" table:number-columns-spanned="1" table:number-rows-spanned="2" table:style-name="ce18">
            <text:p>Total de Rendimentos Brutos(9)</text:p>
          </table:table-cell>
          <table:table-cell office:value-type="string" table:number-columns-spanned="3" table:number-rows-spanned="1" table:style-name="ce18">
            <text:p>Obrigatórios/Legais</text:p>
          </table:table-cell>
          <table:covered-table-cell table:number-columns-repeated="2"/>
          <table:table-cell office:value-type="string" table:style-name="ce3">
            <text:p>Pessoais</text:p>
          </table:table-cell>
          <table:table-cell office:value-type="string" table:number-columns-spanned="1" table:number-rows-spanned="2" table:style-name="ce18">
            <text:p>Total de Descontos(13)</text:p>
          </table:table-cell>
          <table:covered-table-cell/>
          <table:table-cell table:number-columns-repeated="1636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4">
            <text:p>Remuneração do Cargo Efetivo(1)</text:p>
          </table:table-cell>
          <table:table-cell office:value-type="string" table:style-name="ce4">
            <text:p>Outras Verbas Remuneratórias, Legais ou Judiciais(2)</text:p>
          </table:table-cell>
          <table:table-cell office:value-type="string" table:style-name="ce4">
            <text:p>Função de Confiança ou Cargo em Comissão(3)</text:p>
          </table:table-cell>
          <table:table-cell office:value-type="string" table:style-name="ce4">
            <text:p>Gratificação Natalina(4)</text:p>
          </table:table-cell>
          <table:table-cell office:value-type="string" table:style-name="ce4">
            <text:p>Férias (1/3 constitucional) (5)</text:p>
          </table:table-cell>
          <table:table-cell office:value-type="string" table:style-name="ce4">
            <text:p>Abono de Permanência(6)</text:p>
          </table:table-cell>
          <table:covered-table-cell/>
          <table:covered-table-cell/>
          <table:covered-table-cell/>
          <table:table-cell office:value-type="string" table:style-name="ce4">
            <text:p>Contribuição Previdenciária(10)</text:p>
          </table:table-cell>
          <table:table-cell office:value-type="string" table:style-name="ce4">
            <text:p>Imposto de Renda(11)</text:p>
          </table:table-cell>
          <table:table-cell office:value-type="string" table:style-name="ce4">
            <text:p>Retenção por Teto Constitucional(12)</text:p>
          </table:table-cell>
          <table:table-cell office:value-type="string" table:style-name="ce4">
            <text:p>Outros (12.1)</text:p>
          </table:table-cell>
          <table:covered-table-cell/>
          <table:covered-table-cell/>
          <table:table-cell table:number-columns-repeated="16364"/>
        </table:table-row>
        <table:table-row table:style-name="ro6">
          <table:table-cell office:value-type="float" office:value="36461" table:style-name="ce5">
            <text:p>36461</text:p>
          </table:table-cell>
          <table:table-cell office:value-type="string" table:style-name="ce6">
            <text:p>ABELARDO TOWNES DE CASTRO JUNIOR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 ESPEC DE DEF CRIANCA E ADOLESCENT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040.51" table:style-name="ce7">
            <text:p>53.040,51</text:p>
          </table:table-cell>
          <table:table-cell office:value-type="float" office:value="4999.46" table:style-name="ce7">
            <text:p>4.999,46</text:p>
          </table:table-cell>
          <table:table-cell office:value-type="float" office:value="7404.15" table:style-name="ce7">
            <text:p>7.404,15</text:p>
          </table:table-cell>
          <table:table-cell office:value-type="float" office:value="0" table:style-name="ce7">
            <text:p>0,00</text:p>
          </table:table-cell>
          <table:table-cell office:value-type="float" office:value="19464.62" table:style-name="ce7">
            <text:p>19.464,62</text:p>
          </table:table-cell>
          <table:table-cell office:value-type="float" office:value="31868.23" table:style-name="ce7">
            <text:p>31.868,23</text:p>
          </table:table-cell>
          <table:table-cell office:value-type="float" office:value="21172.28" table:style-name="ce7">
            <text:p>21.172,28</text:p>
          </table:table-cell>
          <table:table-cell table:number-columns-repeated="16364"/>
        </table:table-row>
        <table:table-row table:style-name="ro6">
          <table:table-cell office:value-type="float" office:value="38102" table:style-name="ce5">
            <text:p>38102</text:p>
          </table:table-cell>
          <table:table-cell office:value-type="string" table:style-name="ce6">
            <text:p>ADENILSON DE SOUZA</text:p>
          </table:table-cell>
          <table:table-cell office:value-type="string" table:style-name="ce6">
            <text:p>PROMOTOR DE JUSTICA DE ENTRANCIA FINAL / SECRETARIO-GERAL DO CIRA</text:p>
          </table:table-cell>
          <table:table-cell office:value-type="string" table:style-name="ce6">
            <text:p>PROMOTORIA ESPEC DE COMBATE EVASAO FISC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63.699999999997" table:style-name="ce7">
            <text:p>37.863,70</text:p>
          </table:table-cell>
          <table:table-cell office:value-type="float" office:value="78930.73" table:style-name="ce7">
            <text:p>78.930,73</text:p>
          </table:table-cell>
          <table:table-cell office:value-type="float" office:value="4999.46" table:style-name="ce7">
            <text:p>4.999,46</text:p>
          </table:table-cell>
          <table:table-cell office:value-type="float" office:value="7485.33" table:style-name="ce7">
            <text:p>7.485,33</text:p>
          </table:table-cell>
          <table:table-cell office:value-type="float" office:value="0" table:style-name="ce7">
            <text:p>0,00</text:p>
          </table:table-cell>
          <table:table-cell office:value-type="float" office:value="10594.96" table:style-name="ce7">
            <text:p>10.594,96</text:p>
          </table:table-cell>
          <table:table-cell office:value-type="float" office:value="23079.75" table:style-name="ce7">
            <text:p>23.079,75</text:p>
          </table:table-cell>
          <table:table-cell office:value-type="float" office:value="55850.98" table:style-name="ce7">
            <text:p>55.850,98</text:p>
          </table:table-cell>
          <table:table-cell table:number-columns-repeated="16364"/>
        </table:table-row>
        <table:table-row table:style-name="ro6">
          <table:table-cell office:value-type="float" office:value="43781" table:style-name="ce5">
            <text:p>43781</text:p>
          </table:table-cell>
          <table:table-cell office:value-type="string" table:style-name="ce6">
            <text:p>ALEKINE LOPES DOS SANTOS</text:p>
          </table:table-cell>
          <table:table-cell office:value-type="string" table:style-name="ce6">
            <text:p>PROMOTOR DE JUSTICA DE ENTRANCIA FINAL / PROMOTOR CORREGEDOR</text:p>
          </table:table-cell>
          <table:table-cell office:value-type="string" table:style-name="ce6">
            <text:p>1 PROM ESP MEIO AMBIENTE BAIXO ACR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27378.02" table:style-name="ce7">
            <text:p>27.378,0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4708.2" table:style-name="ce7">
            <text:p>44.708,20</text:p>
          </table:table-cell>
          <table:table-cell office:value-type="float" office:value="113153.25" table:style-name="ce7">
            <text:p>113.153,25</text:p>
          </table:table-cell>
          <table:table-cell office:value-type="float" office:value="4999.46" table:style-name="ce7">
            <text:p>4.999,46</text:p>
          </table:table-cell>
          <table:table-cell office:value-type="float" office:value="14323.43" table:style-name="ce7">
            <text:p>14.323,43</text:p>
          </table:table-cell>
          <table:table-cell office:value-type="float" office:value="0" table:style-name="ce7">
            <text:p>0,00</text:p>
          </table:table-cell>
          <table:table-cell office:value-type="float" office:value="17028.8" table:style-name="ce7">
            <text:p>17.028,80</text:p>
          </table:table-cell>
          <table:table-cell office:value-type="float" office:value="36351.69" table:style-name="ce7">
            <text:p>36.351,69</text:p>
          </table:table-cell>
          <table:table-cell office:value-type="float" office:value="76801.56" table:style-name="ce7">
            <text:p>76.801,56</text:p>
          </table:table-cell>
          <table:table-cell table:number-columns-repeated="16364"/>
        </table:table-row>
        <table:table-row table:style-name="ro6">
          <table:table-cell office:value-type="float" office:value="7101" table:style-name="ce5">
            <text:p>7101</text:p>
          </table:table-cell>
          <table:table-cell office:value-type="string" table:style-name="ce6">
            <text:p>ALESSANDRA GARCIA MARQUES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1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670" table:style-name="ce7">
            <text:p>22.670,00</text:p>
          </table:table-cell>
          <table:table-cell office:value-type="float" office:value="46337" table:style-name="ce7">
            <text:p>46.337,00</text:p>
          </table:table-cell>
          <table:table-cell office:value-type="float" office:value="112235.45" table:style-name="ce7">
            <text:p>112.235,45</text:p>
          </table:table-cell>
          <table:table-cell office:value-type="float" office:value="8436.39" table:style-name="ce7">
            <text:p>8.436,39</text:p>
          </table:table-cell>
          <table:table-cell office:value-type="float" office:value="13598.33" table:style-name="ce7">
            <text:p>13.598,33</text:p>
          </table:table-cell>
          <table:table-cell office:value-type="float" office:value="1577.53" table:style-name="ce7">
            <text:p>1.577,53</text:p>
          </table:table-cell>
          <table:table-cell office:value-type="float" office:value="3764.84" table:style-name="ce7">
            <text:p>3.764,84</text:p>
          </table:table-cell>
          <table:table-cell office:value-type="float" office:value="27377.09" table:style-name="ce7">
            <text:p>27.377,09</text:p>
          </table:table-cell>
          <table:table-cell office:value-type="float" office:value="84858.36" table:style-name="ce7">
            <text:p>84.858,36</text:p>
          </table:table-cell>
          <table:table-cell table:number-columns-repeated="16364"/>
        </table:table-row>
        <table:table-row table:style-name="ro6">
          <table:table-cell office:value-type="float" office:value="16861" table:style-name="ce5">
            <text:p>16861</text:p>
          </table:table-cell>
          <table:table-cell office:value-type="string" table:style-name="ce6">
            <text:p>ALMIR FERNANDES BRANC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2 PROM ESP DE DEF CRIANCA E ADOLESCENT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8039.97" table:style-name="ce7">
            <text:p>58.039,97</text:p>
          </table:table-cell>
          <table:table-cell office:value-type="float" office:value="4999.46" table:style-name="ce7">
            <text:p>4.999,46</text:p>
          </table:table-cell>
          <table:table-cell office:value-type="float" office:value="8883.2800000000007" table:style-name="ce7">
            <text:p>8.883,28</text:p>
          </table:table-cell>
          <table:table-cell office:value-type="float" office:value="0" table:style-name="ce7">
            <text:p>0,00</text:p>
          </table:table-cell>
          <table:table-cell office:value-type="float" office:value="21137.86" table:style-name="ce7">
            <text:p>21.137,86</text:p>
          </table:table-cell>
          <table:table-cell office:value-type="float" office:value="35020.6" table:style-name="ce7">
            <text:p>35.020,60</text:p>
          </table:table-cell>
          <table:table-cell office:value-type="float" office:value="23019.37" table:style-name="ce7">
            <text:p>23.019,37</text:p>
          </table:table-cell>
          <table:table-cell table:number-columns-repeated="16364"/>
        </table:table-row>
        <table:table-row table:style-name="ro6">
          <table:table-cell office:value-type="float" office:value="7281" table:style-name="ce5">
            <text:p>7281</text:p>
          </table:table-cell>
          <table:table-cell office:value-type="string" table:style-name="ce6">
            <text:p>ALVARO LUIZ ARAUJO PEREIRA</text:p>
          </table:table-cell>
          <table:table-cell office:value-type="string" table:style-name="ce6">
            <text:p>PROCURADOR DE JUSTICA / CORREGEDOR GERAL</text:p>
          </table:table-cell>
          <table:table-cell office:value-type="string" table:style-name="ce6">
            <text:p>CORREGEDORIA GER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9397.49" table:style-name="ce7">
            <text:p>9.397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518" table:style-name="ce7">
            <text:p>17.518,00</text:p>
          </table:table-cell>
          <table:table-cell office:value-type="float" office:value="64505.45" table:style-name="ce7">
            <text:p>64.505,45</text:p>
          </table:table-cell>
          <table:table-cell office:value-type="float" office:value="5262.59" table:style-name="ce7">
            <text:p>5.262,59</text:p>
          </table:table-cell>
          <table:table-cell office:value-type="float" office:value="8965.42" table:style-name="ce7">
            <text:p>8.965,42</text:p>
          </table:table-cell>
          <table:table-cell office:value-type="float" office:value="5336.53" table:style-name="ce7">
            <text:p>5.336,53</text:p>
          </table:table-cell>
          <table:table-cell office:value-type="float" office:value="8231.2800000000007" table:style-name="ce7">
            <text:p>8.231,28</text:p>
          </table:table-cell>
          <table:table-cell office:value-type="float" office:value="27795.82" table:style-name="ce7">
            <text:p>27.795,82</text:p>
          </table:table-cell>
          <table:table-cell office:value-type="float" office:value="36709.629999999997" table:style-name="ce7">
            <text:p>36.709,63</text:p>
          </table:table-cell>
          <table:table-cell table:number-columns-repeated="16364"/>
        </table:table-row>
        <table:table-row table:style-name="ro6">
          <table:table-cell office:value-type="float" office:value="58457" table:style-name="ce5">
            <text:p>58457</text:p>
          </table:table-cell>
          <table:table-cell office:value-type="string" table:style-name="ce6">
            <text:p>ANDRE PINHO SIMOES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1 PROMOTORIA DE JUSTICA CIVE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981.87" table:style-name="ce7">
            <text:p>6.981,87</text:p>
          </table:table-cell>
          <table:table-cell office:value-type="float" office:value="41466.57" table:style-name="ce7">
            <text:p>41.466,57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5167.94" table:style-name="ce7">
            <text:p>15.167,94</text:p>
          </table:table-cell>
          <table:table-cell office:value-type="float" office:value="26298.63" table:style-name="ce7">
            <text:p>26.298,63</text:p>
          </table:table-cell>
          <table:table-cell table:number-columns-repeated="16364"/>
        </table:table-row>
        <table:table-row table:style-name="ro6">
          <table:table-cell office:value-type="float" office:value="55921" table:style-name="ce5">
            <text:p>55921</text:p>
          </table:table-cell>
          <table:table-cell office:value-type="string" table:style-name="ce6">
            <text:p>ANTONIO ALCESTE CALLIL DE CASTRO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UMULATIVA DE BUJARI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590.69" table:style-name="ce7">
            <text:p>29.590,69</text:p>
          </table:table-cell>
          <table:table-cell office:value-type="float" office:value="66908.11" table:style-name="ce7">
            <text:p>66.908,11</text:p>
          </table:table-cell>
          <table:table-cell office:value-type="float" office:value="4749.49" table:style-name="ce7">
            <text:p>4.749,49</text:p>
          </table:table-cell>
          <table:table-cell office:value-type="float" office:value="7966.95" table:style-name="ce7">
            <text:p>7.966,95</text:p>
          </table:table-cell>
          <table:table-cell office:value-type="float" office:value="0" table:style-name="ce7">
            <text:p>0,00</text:p>
          </table:table-cell>
          <table:table-cell office:value-type="float" office:value="5772.13" table:style-name="ce7">
            <text:p>5.772,13</text:p>
          </table:table-cell>
          <table:table-cell office:value-type="float" office:value="18488.57" table:style-name="ce7">
            <text:p>18.488,57</text:p>
          </table:table-cell>
          <table:table-cell office:value-type="float" office:value="48419.54" table:style-name="ce7">
            <text:p>48.419,54</text:p>
          </table:table-cell>
          <table:table-cell table:number-columns-repeated="16364"/>
        </table:table-row>
        <table:table-row table:style-name="ro6">
          <table:table-cell office:value-type="float" office:value="37782" table:style-name="ce5">
            <text:p>37782</text:p>
          </table:table-cell>
          <table:table-cell office:value-type="string" table:style-name="ce6">
            <text:p>ARETUZA DE ALMEIDA CRUZ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8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63.699999999997" table:style-name="ce7">
            <text:p>37.863,70</text:p>
          </table:table-cell>
          <table:table-cell office:value-type="float" office:value="78930.73" table:style-name="ce7">
            <text:p>78.930,73</text:p>
          </table:table-cell>
          <table:table-cell office:value-type="float" office:value="4999.46" table:style-name="ce7">
            <text:p>4.999,46</text:p>
          </table:table-cell>
          <table:table-cell office:value-type="float" office:value="8929.35" table:style-name="ce7">
            <text:p>8.929,35</text:p>
          </table:table-cell>
          <table:table-cell office:value-type="float" office:value="0" table:style-name="ce7">
            <text:p>0,00</text:p>
          </table:table-cell>
          <table:table-cell office:value-type="float" office:value="7168.4" table:style-name="ce7">
            <text:p>7.168,40</text:p>
          </table:table-cell>
          <table:table-cell office:value-type="float" office:value="21097.21" table:style-name="ce7">
            <text:p>21.097,21</text:p>
          </table:table-cell>
          <table:table-cell office:value-type="float" office:value="57833.52" table:style-name="ce7">
            <text:p>57.833,52</text:p>
          </table:table-cell>
          <table:table-cell table:number-columns-repeated="16364"/>
        </table:table-row>
        <table:table-row table:style-name="ro6">
          <table:table-cell office:value-type="float" office:value="43881" table:style-name="ce5">
            <text:p>43881</text:p>
          </table:table-cell>
          <table:table-cell office:value-type="string" table:style-name="ce6">
            <text:p>BERNARDO FITERMAN ALBANO</text:p>
          </table:table-cell>
          <table:table-cell office:value-type="string" table:style-name="ce6">
            <text:p>PROMOTOR DE JUSTICA DE ENTRANCIA FINAL / COORDENADOR DE GRUPO DE ATUAÇÃO ESPECIAL</text:p>
          </table:table-cell>
          <table:table-cell office:value-type="string" table:style-name="ce6">
            <text:p>14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582.15" table:style-name="ce7">
            <text:p>35.582,15</text:p>
          </table:table-cell>
          <table:table-cell office:value-type="float" office:value="76649.179999999993" table:style-name="ce7">
            <text:p>76.649,18</text:p>
          </table:table-cell>
          <table:table-cell office:value-type="float" office:value="4999.46" table:style-name="ce7">
            <text:p>4.999,46</text:p>
          </table:table-cell>
          <table:table-cell office:value-type="float" office:value="9033.6200000000008" table:style-name="ce7">
            <text:p>9.033,62</text:p>
          </table:table-cell>
          <table:table-cell office:value-type="float" office:value="0" table:style-name="ce7">
            <text:p>0,00</text:p>
          </table:table-cell>
          <table:table-cell office:value-type="float" office:value="8533.68" table:style-name="ce7">
            <text:p>8.533,68</text:p>
          </table:table-cell>
          <table:table-cell office:value-type="float" office:value="22566.76" table:style-name="ce7">
            <text:p>22.566,76</text:p>
          </table:table-cell>
          <table:table-cell office:value-type="float" office:value="54082.42" table:style-name="ce7">
            <text:p>54.082,42</text:p>
          </table:table-cell>
          <table:table-cell table:number-columns-repeated="16364"/>
        </table:table-row>
        <table:table-row table:style-name="ro6">
          <table:table-cell office:value-type="float" office:value="56331" table:style-name="ce5">
            <text:p>56331</text:p>
          </table:table-cell>
          <table:table-cell office:value-type="string" table:style-name="ce6">
            <text:p>BIANCA BERNARDES DE MORAES</text:p>
          </table:table-cell>
          <table:table-cell office:value-type="string" table:style-name="ce6">
            <text:p>PROMOTOR DE JUSTICA DE ENTRANCIA INICIAL / PROMOTOR DE JUSTICA DE ENTRANCIA INICIAL</text:p>
          </table:table-cell>
          <table:table-cell office:value-type="string" table:style-name="ce6">
            <text:p>PROMOTORIA DE JUSTICA CUMULATIVA DE MANOEL URBANO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2374.75" table:style-name="ce7">
            <text:p>2.374,7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28.42" table:style-name="ce7">
            <text:p>1.428,42</text:p>
          </table:table-cell>
          <table:table-cell office:value-type="float" office:value="17151.490000000002" table:style-name="ce7">
            <text:p>17.151,49</text:p>
          </table:table-cell>
          <table:table-cell office:value-type="float" office:value="54879.59" table:style-name="ce7">
            <text:p>54.879,59</text:p>
          </table:table-cell>
          <table:table-cell office:value-type="float" office:value="4749.49" table:style-name="ce7">
            <text:p>4.749,49</text:p>
          </table:table-cell>
          <table:table-cell office:value-type="float" office:value="8184.16" table:style-name="ce7">
            <text:p>8.184,16</text:p>
          </table:table-cell>
          <table:table-cell office:value-type="float" office:value="0" table:style-name="ce7">
            <text:p>0,00</text:p>
          </table:table-cell>
          <table:table-cell office:value-type="float" office:value="508.87" table:style-name="ce7">
            <text:p>508,87</text:p>
          </table:table-cell>
          <table:table-cell office:value-type="float" office:value="13442.52" table:style-name="ce7">
            <text:p>13.442,52</text:p>
          </table:table-cell>
          <table:table-cell office:value-type="float" office:value="41437.07" table:style-name="ce7">
            <text:p>41.437,07</text:p>
          </table:table-cell>
          <table:table-cell table:number-columns-repeated="16364"/>
        </table:table-row>
        <table:table-row table:style-name="ro6">
          <table:table-cell office:value-type="float" office:value="54761" table:style-name="ce5">
            <text:p>54761</text:p>
          </table:table-cell>
          <table:table-cell office:value-type="string" table:style-name="ce6">
            <text:p>CARLOS AUGUSTO DA COSTA PESCADOR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820.91" table:style-name="ce7">
            <text:p>4.820,91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7861.42" table:style-name="ce7">
            <text:p>57.861,42</text:p>
          </table:table-cell>
          <table:table-cell office:value-type="float" office:value="4999.46" table:style-name="ce7">
            <text:p>4.999,46</text:p>
          </table:table-cell>
          <table:table-cell office:value-type="float" office:value="8886.32" table:style-name="ce7">
            <text:p>8.886,32</text:p>
          </table:table-cell>
          <table:table-cell office:value-type="float" office:value="0" table:style-name="ce7">
            <text:p>0,00</text:p>
          </table:table-cell>
          <table:table-cell office:value-type="float" office:value="3505.67" table:style-name="ce7">
            <text:p>3.505,67</text:p>
          </table:table-cell>
          <table:table-cell office:value-type="float" office:value="17391.45" table:style-name="ce7">
            <text:p>17.391,45</text:p>
          </table:table-cell>
          <table:table-cell office:value-type="float" office:value="40469.97" table:style-name="ce7">
            <text:p>40.469,97</text:p>
          </table:table-cell>
          <table:table-cell table:number-columns-repeated="16364"/>
        </table:table-row>
        <table:table-row table:style-name="ro6">
          <table:table-cell office:value-type="float" office:value="11201" table:style-name="ce5">
            <text:p>11201</text:p>
          </table:table-cell>
          <table:table-cell office:value-type="string" table:style-name="ce6">
            <text:p>CARLOS ROBERTO DA SILVA MAIA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3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0108" table:style-name="ce7">
            <text:p>70.108,00</text:p>
          </table:table-cell>
          <table:table-cell office:value-type="float" office:value="115215.95" table:style-name="ce7">
            <text:p>115.215,95</text:p>
          </table:table-cell>
          <table:table-cell office:value-type="float" office:value="5262.59" table:style-name="ce7">
            <text:p>5.262,59</text:p>
          </table:table-cell>
          <table:table-cell office:value-type="float" office:value="9069.69" table:style-name="ce7">
            <text:p>9.069,69</text:p>
          </table:table-cell>
          <table:table-cell office:value-type="float" office:value="3457.03" table:style-name="ce7">
            <text:p>3.457,03</text:p>
          </table:table-cell>
          <table:table-cell office:value-type="float" office:value="13556.64" table:style-name="ce7">
            <text:p>13.556,64</text:p>
          </table:table-cell>
          <table:table-cell office:value-type="float" office:value="31345.95" table:style-name="ce7">
            <text:p>31.345,95</text:p>
          </table:table-cell>
          <table:table-cell office:value-type="float" office:value="83870" table:style-name="ce7">
            <text:p>83.870,00</text:p>
          </table:table-cell>
          <table:table-cell table:number-columns-repeated="16364"/>
        </table:table-row>
        <table:table-row table:style-name="ro6">
          <table:table-cell office:value-type="float" office:value="6981" table:style-name="ce5">
            <text:p>6981</text:p>
          </table:table-cell>
          <table:table-cell office:value-type="string" table:style-name="ce6">
            <text:p>CELSO JERONIMO DE SOUZA</text:p>
          </table:table-cell>
          <table:table-cell office:value-type="string" table:style-name="ce6">
            <text:p>PROCURADOR DE JUSTICA / PROCURADOR GERAL-ADJUNTO PARA ASSUNTOS JURIDICOS</text:p>
          </table:table-cell>
          <table:table-cell office:value-type="string" table:style-name="ce6">
            <text:p>PROC GERAL ADJUNTA PARA ASSUNTOS JURIDICOS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262.59" table:style-name="ce7">
            <text:p>5.262,59</text:p>
          </table:table-cell>
          <table:table-cell office:value-type="float" office:value="0" table:style-name="ce7">
            <text:p>0,00</text:p>
          </table:table-cell>
          <table:table-cell office:value-type="float" office:value="28519.4" table:style-name="ce7">
            <text:p>28.519,40</text:p>
          </table:table-cell>
          <table:table-cell office:value-type="float" office:value="78889.94" table:style-name="ce7">
            <text:p>78.889,94</text:p>
          </table:table-cell>
          <table:table-cell office:value-type="float" office:value="5262.59" table:style-name="ce7">
            <text:p>5.262,59</text:p>
          </table:table-cell>
          <table:table-cell office:value-type="float" office:value="10569.04" table:style-name="ce7">
            <text:p>10.569,04</text:p>
          </table:table-cell>
          <table:table-cell office:value-type="float" office:value="3457.03" table:style-name="ce7">
            <text:p>3.457,03</text:p>
          </table:table-cell>
          <table:table-cell office:value-type="float" office:value="5646.1" table:style-name="ce7">
            <text:p>5.646,10</text:p>
          </table:table-cell>
          <table:table-cell office:value-type="float" office:value="24934.76" table:style-name="ce7">
            <text:p>24.934,76</text:p>
          </table:table-cell>
          <table:table-cell office:value-type="float" office:value="53955.18" table:style-name="ce7">
            <text:p>53.955,18</text:p>
          </table:table-cell>
          <table:table-cell table:number-columns-repeated="16364"/>
        </table:table-row>
        <table:table-row table:style-name="ro6">
          <table:table-cell office:value-type="float" office:value="58458" table:style-name="ce5">
            <text:p>58458</text:p>
          </table:table-cell>
          <table:table-cell office:value-type="string" table:style-name="ce6">
            <text:p>CHRISTIAN ANDERSON FERREIRA DA GAMA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1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981.87" table:style-name="ce7">
            <text:p>6.981,87</text:p>
          </table:table-cell>
          <table:table-cell office:value-type="float" office:value="41466.57" table:style-name="ce7">
            <text:p>41.466,57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5167.94" table:style-name="ce7">
            <text:p>15.167,94</text:p>
          </table:table-cell>
          <table:table-cell office:value-type="float" office:value="26298.63" table:style-name="ce7">
            <text:p>26.298,63</text:p>
          </table:table-cell>
          <table:table-cell table:number-columns-repeated="16364"/>
        </table:table-row>
        <table:table-row table:style-name="ro6">
          <table:table-cell office:value-type="float" office:value="11121" table:style-name="ce5">
            <text:p>11121</text:p>
          </table:table-cell>
          <table:table-cell office:value-type="string" table:style-name="ce6">
            <text:p>COSMO LIMA DE SOUZA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2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036" table:style-name="ce7">
            <text:p>40.036,00</text:p>
          </table:table-cell>
          <table:table-cell office:value-type="float" office:value="77625.960000000006" table:style-name="ce7">
            <text:p>77.625,96</text:p>
          </table:table-cell>
          <table:table-cell office:value-type="float" office:value="5262.59" table:style-name="ce7">
            <text:p>5.262,59</text:p>
          </table:table-cell>
          <table:table-cell office:value-type="float" office:value="7488.2" table:style-name="ce7">
            <text:p>7.488,20</text:p>
          </table:table-cell>
          <table:table-cell office:value-type="float" office:value="0" table:style-name="ce7">
            <text:p>0,00</text:p>
          </table:table-cell>
          <table:table-cell office:value-type="float" office:value="6302.35" table:style-name="ce7">
            <text:p>6.302,35</text:p>
          </table:table-cell>
          <table:table-cell office:value-type="float" office:value="19053.14" table:style-name="ce7">
            <text:p>19.053,14</text:p>
          </table:table-cell>
          <table:table-cell office:value-type="float" office:value="58572.82" table:style-name="ce7">
            <text:p>58.572,82</text:p>
          </table:table-cell>
          <table:table-cell table:number-columns-repeated="16364"/>
        </table:table-row>
        <table:table-row table:style-name="ro6">
          <table:table-cell office:value-type="float" office:value="5784" table:style-name="ce5">
            <text:p>5784</text:p>
          </table:table-cell>
          <table:table-cell office:value-type="string" table:style-name="ce6">
            <text:p>DAISSON GOMES TELES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CIVEL DE SENA MADUREIR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6981.87" table:style-name="ce7">
            <text:p>16.981,87</text:p>
          </table:table-cell>
          <table:table-cell office:value-type="float" office:value="52433.43" table:style-name="ce7">
            <text:p>52.433,43</text:p>
          </table:table-cell>
          <table:table-cell office:value-type="float" office:value="4512.01" table:style-name="ce7">
            <text:p>4.512,01</text:p>
          </table:table-cell>
          <table:table-cell office:value-type="float" office:value="7623.42" table:style-name="ce7">
            <text:p>7.623,42</text:p>
          </table:table-cell>
          <table:table-cell office:value-type="float" office:value="0" table:style-name="ce7">
            <text:p>0,00</text:p>
          </table:table-cell>
          <table:table-cell office:value-type="float" office:value="7440.16" table:style-name="ce7">
            <text:p>7.440,16</text:p>
          </table:table-cell>
          <table:table-cell office:value-type="float" office:value="19575.59" table:style-name="ce7">
            <text:p>19.575,59</text:p>
          </table:table-cell>
          <table:table-cell office:value-type="float" office:value="32857.839999999997" table:style-name="ce7">
            <text:p>32.857,84</text:p>
          </table:table-cell>
          <table:table-cell table:number-columns-repeated="16364"/>
        </table:table-row>
        <table:table-row table:style-name="ro6">
          <table:table-cell office:value-type="float" office:value="13501" table:style-name="ce5">
            <text:p>13501</text:p>
          </table:table-cell>
          <table:table-cell office:value-type="string" table:style-name="ce6">
            <text:p>DANILO LOVISARO DO NASCIMENTO</text:p>
          </table:table-cell>
          <table:table-cell office:value-type="string" table:style-name="ce6">
            <text:p>PROCURADOR DE JUSTICA / PROCURADOR-GERAL DE JUSTIÇA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11276.99" table:style-name="ce7">
            <text:p>11.276,9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807" table:style-name="ce7">
            <text:p>33.807,00</text:p>
          </table:table-cell>
          <table:table-cell office:value-type="float" office:value="82673.95" table:style-name="ce7">
            <text:p>82.673,95</text:p>
          </table:table-cell>
          <table:table-cell office:value-type="float" office:value="5262.59" table:style-name="ce7">
            <text:p>5.262,59</text:p>
          </table:table-cell>
          <table:table-cell office:value-type="float" office:value="9121.83" table:style-name="ce7">
            <text:p>9.121,83</text:p>
          </table:table-cell>
          <table:table-cell office:value-type="float" office:value="7216.03" table:style-name="ce7">
            <text:p>7.216,03</text:p>
          </table:table-cell>
          <table:table-cell office:value-type="float" office:value="18630.86" table:style-name="ce7">
            <text:p>18.630,86</text:p>
          </table:table-cell>
          <table:table-cell office:value-type="float" office:value="40231.31" table:style-name="ce7">
            <text:p>40.231,31</text:p>
          </table:table-cell>
          <table:table-cell office:value-type="float" office:value="42442.64" table:style-name="ce7">
            <text:p>42.442,64</text:p>
          </table:table-cell>
          <table:table-cell table:number-columns-repeated="16364"/>
        </table:table-row>
        <table:table-row table:style-name="ro6">
          <table:table-cell office:value-type="float" office:value="37271" table:style-name="ce5">
            <text:p>37271</text:p>
          </table:table-cell>
          <table:table-cell office:value-type="string" table:style-name="ce6">
            <text:p>DAYAN MOREIRA ALBUQUERQUE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1 PROMOTORIA ESP DE DEF DO CONSUMIDOR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63.699999999997" table:style-name="ce7">
            <text:p>37.863,70</text:p>
          </table:table-cell>
          <table:table-cell office:value-type="float" office:value="78930.73" table:style-name="ce7">
            <text:p>78.930,73</text:p>
          </table:table-cell>
          <table:table-cell office:value-type="float" office:value="4999.46" table:style-name="ce7">
            <text:p>4.999,46</text:p>
          </table:table-cell>
          <table:table-cell office:value-type="float" office:value="7010.83" table:style-name="ce7">
            <text:p>7.010,83</text:p>
          </table:table-cell>
          <table:table-cell office:value-type="float" office:value="0" table:style-name="ce7">
            <text:p>0,00</text:p>
          </table:table-cell>
          <table:table-cell office:value-type="float" office:value="11083.12" table:style-name="ce7">
            <text:p>11.083,12</text:p>
          </table:table-cell>
          <table:table-cell office:value-type="float" office:value="23093.41" table:style-name="ce7">
            <text:p>23.093,41</text:p>
          </table:table-cell>
          <table:table-cell office:value-type="float" office:value="55837.32" table:style-name="ce7">
            <text:p>55.837,32</text:p>
          </table:table-cell>
          <table:table-cell table:number-columns-repeated="16364"/>
        </table:table-row>
        <table:table-row table:style-name="ro6">
          <table:table-cell office:value-type="float" office:value="43831" table:style-name="ce5">
            <text:p>43831</text:p>
          </table:table-cell>
          <table:table-cell office:value-type="string" table:style-name="ce6">
            <text:p>DIANA SORAIA TABALIPA PIMENTEL</text:p>
          </table:table-cell>
          <table:table-cell office:value-type="string" table:style-name="ce6">
            <text:p>PROMOTOR DE JUSTICA DE ENTRANCIA FINAL / COORDENADOR DO NAPAZ</text:p>
          </table:table-cell>
          <table:table-cell office:value-type="string" table:style-name="ce6">
            <text:p>7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63.699999999997" table:style-name="ce7">
            <text:p>37.863,70</text:p>
          </table:table-cell>
          <table:table-cell office:value-type="float" office:value="78930.73" table:style-name="ce7">
            <text:p>78.930,73</text:p>
          </table:table-cell>
          <table:table-cell office:value-type="float" office:value="4999.46" table:style-name="ce7">
            <text:p>4.999,46</text:p>
          </table:table-cell>
          <table:table-cell office:value-type="float" office:value="9033.6200000000008" table:style-name="ce7">
            <text:p>9.033,62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17604.13" table:style-name="ce7">
            <text:p>17.604,13</text:p>
          </table:table-cell>
          <table:table-cell office:value-type="float" office:value="61326.6" table:style-name="ce7">
            <text:p>61.326,60</text:p>
          </table:table-cell>
          <table:table-cell table:number-columns-repeated="16364"/>
        </table:table-row>
        <table:table-row table:style-name="ro6">
          <table:table-cell office:value-type="float" office:value="43722" table:style-name="ce5">
            <text:p>43722</text:p>
          </table:table-cell>
          <table:table-cell office:value-type="string" table:style-name="ce6">
            <text:p>DULCE HELENA DE FREITAS FRANC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3 PROMOTORIA DE JUST CRIMINAL <text:s/>VIOL DOM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040.51" table:style-name="ce7">
            <text:p>53.040,51</text:p>
          </table:table-cell>
          <table:table-cell office:value-type="float" office:value="4999.46" table:style-name="ce7">
            <text:p>4.999,46</text:p>
          </table:table-cell>
          <table:table-cell office:value-type="float" office:value="7560.57" table:style-name="ce7">
            <text:p>7.560,57</text:p>
          </table:table-cell>
          <table:table-cell office:value-type="float" office:value="0" table:style-name="ce7">
            <text:p>0,00</text:p>
          </table:table-cell>
          <table:table-cell office:value-type="float" office:value="2347.94" table:style-name="ce7">
            <text:p>2.347,94</text:p>
          </table:table-cell>
          <table:table-cell office:value-type="float" office:value="14907.97" table:style-name="ce7">
            <text:p>14.907,97</text:p>
          </table:table-cell>
          <table:table-cell office:value-type="float" office:value="38132.54" table:style-name="ce7">
            <text:p>38.132,54</text:p>
          </table:table-cell>
          <table:table-cell table:number-columns-repeated="16364"/>
        </table:table-row>
        <table:table-row table:style-name="ro6">
          <table:table-cell office:value-type="float" office:value="58455" table:style-name="ce5">
            <text:p>58455</text:p>
          </table:table-cell>
          <table:table-cell office:value-type="string" table:style-name="ce6">
            <text:p>EDUARDO LOPES DE FARIA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PROMOTORIA DE JUSTICA CUMULATIVA DE ASSIS BRASI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867.44" table:style-name="ce7">
            <text:p>3.867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981.87" table:style-name="ce7">
            <text:p>6.981,87</text:p>
          </table:table-cell>
          <table:table-cell office:value-type="float" office:value="43078" table:style-name="ce7">
            <text:p>43.078,00</text:p>
          </table:table-cell>
          <table:table-cell office:value-type="float" office:value="3152.35" table:style-name="ce7">
            <text:p>3.152,35</text:p>
          </table:table-cell>
          <table:table-cell office:value-type="float" office:value="8752.44" table:style-name="ce7">
            <text:p>8.752,44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5611.09" table:style-name="ce7">
            <text:p>15.611,09</text:p>
          </table:table-cell>
          <table:table-cell office:value-type="float" office:value="27466.91" table:style-name="ce7">
            <text:p>27.466,91</text:p>
          </table:table-cell>
          <table:table-cell table:number-columns-repeated="16364"/>
        </table:table-row>
        <table:table-row table:style-name="ro6">
          <table:table-cell office:value-type="float" office:value="13841" table:style-name="ce5">
            <text:p>13841</text:p>
          </table:table-cell>
          <table:table-cell office:value-type="string" table:style-name="ce6">
            <text:p>EFRAIN ENRIQUE MENDOZA MENDIVIL FILHO</text:p>
          </table:table-cell>
          <table:table-cell office:value-type="string" table:style-name="ce6">
            <text:p>PROMOTOR DE JUSTICA DE ENTRANCIA FINAL / TURMA RECURSAL</text:p>
          </table:table-cell>
          <table:table-cell office:value-type="string" table:style-name="ce6">
            <text:p>6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22815.01" table:style-name="ce7">
            <text:p>22.815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6989.71" table:style-name="ce7">
            <text:p>46.989,71</text:p>
          </table:table-cell>
          <table:table-cell office:value-type="float" office:value="110871.75" table:style-name="ce7">
            <text:p>110.871,75</text:p>
          </table:table-cell>
          <table:table-cell office:value-type="float" office:value="4999.46" table:style-name="ce7">
            <text:p>4.999,46</text:p>
          </table:table-cell>
          <table:table-cell office:value-type="float" office:value="12504" table:style-name="ce7">
            <text:p>12.504,00</text:p>
          </table:table-cell>
          <table:table-cell office:value-type="float" office:value="0" table:style-name="ce7">
            <text:p>0,00</text:p>
          </table:table-cell>
          <table:table-cell office:value-type="float" office:value="6810.11" table:style-name="ce7">
            <text:p>6.810,11</text:p>
          </table:table-cell>
          <table:table-cell office:value-type="float" office:value="24313.57" table:style-name="ce7">
            <text:p>24.313,57</text:p>
          </table:table-cell>
          <table:table-cell office:value-type="float" office:value="86558.18" table:style-name="ce7">
            <text:p>86.558,18</text:p>
          </table:table-cell>
          <table:table-cell table:number-columns-repeated="16364"/>
        </table:table-row>
        <table:table-row table:style-name="ro6">
          <table:table-cell office:value-type="float" office:value="43742" table:style-name="ce5">
            <text:p>43742</text:p>
          </table:table-cell>
          <table:table-cell office:value-type="string" table:style-name="ce6">
            <text:p>ELIANE MISAE KINOSHIT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CIVEL DE SENADOR GUIOMARD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040.51" table:style-name="ce7">
            <text:p>53.040,51</text:p>
          </table:table-cell>
          <table:table-cell office:value-type="float" office:value="4999.46" table:style-name="ce7">
            <text:p>4.999,46</text:p>
          </table:table-cell>
          <table:table-cell office:value-type="float" office:value="7508.43" table:style-name="ce7">
            <text:p>7.508,43</text:p>
          </table:table-cell>
          <table:table-cell office:value-type="float" office:value="0" table:style-name="ce7">
            <text:p>0,00</text:p>
          </table:table-cell>
          <table:table-cell office:value-type="float" office:value="2099.83" table:style-name="ce7">
            <text:p>2.099,83</text:p>
          </table:table-cell>
          <table:table-cell office:value-type="float" office:value="14607.72" table:style-name="ce7">
            <text:p>14.607,72</text:p>
          </table:table-cell>
          <table:table-cell office:value-type="float" office:value="38432.79" table:style-name="ce7">
            <text:p>38.432,79</text:p>
          </table:table-cell>
          <table:table-cell table:number-columns-repeated="16364"/>
        </table:table-row>
        <table:table-row table:style-name="ro6">
          <table:table-cell office:value-type="float" office:value="49421" table:style-name="ce5">
            <text:p>49421</text:p>
          </table:table-cell>
          <table:table-cell office:value-type="string" table:style-name="ce6">
            <text:p>ERICK CAVALCANTI LINHARES LIMA</text:p>
          </table:table-cell>
          <table:table-cell office:value-type="string" table:style-name="ce6">
            <text:p>INTEG DO QUADRO DE OUTRO ORGAO / INTEG DO QUADRO DE OUTRO ORGAO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MOTORES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0" table:style-name="ce7">
            <text:p>0,00</text:p>
          </table:table-cell>
          <table:table-cell office:value-type="float" office:value="5000" table:style-name="ce7">
            <text:p>5.000,00</text:p>
          </table:table-cell>
          <table:table-cell office:value-type="float" office:value="700" table:style-name="ce7">
            <text:p>700,00</text:p>
          </table:table-cell>
          <table:table-cell office:value-type="float" office:value="315.77" table:style-name="ce7">
            <text:p>315,7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15.77" table:style-name="ce7">
            <text:p>1.015,77</text:p>
          </table:table-cell>
          <table:table-cell office:value-type="float" office:value="3984.23" table:style-name="ce7">
            <text:p>3.984,23</text:p>
          </table:table-cell>
          <table:table-cell table:number-columns-repeated="16364"/>
        </table:table-row>
        <table:table-row table:style-name="ro6">
          <table:table-cell office:value-type="float" office:value="46023" table:style-name="ce5">
            <text:p>46023</text:p>
          </table:table-cell>
          <table:table-cell office:value-type="string" table:style-name="ce6">
            <text:p>FERNANDO HENRIQUE SANTOS TERR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2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2499.73" table:style-name="ce7">
            <text:p>2.499,7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71.31" table:style-name="ce7">
            <text:p>1.071,31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6611.55" table:style-name="ce7">
            <text:p>56.611,55</text:p>
          </table:table-cell>
          <table:table-cell office:value-type="float" office:value="4999.46" table:style-name="ce7">
            <text:p>4.999,46</text:p>
          </table:table-cell>
          <table:table-cell office:value-type="float" office:value="8542.6" table:style-name="ce7">
            <text:p>8.542,60</text:p>
          </table:table-cell>
          <table:table-cell office:value-type="float" office:value="0" table:style-name="ce7">
            <text:p>0,00</text:p>
          </table:table-cell>
          <table:table-cell office:value-type="float" office:value="8155.53" table:style-name="ce7">
            <text:p>8.155,53</text:p>
          </table:table-cell>
          <table:table-cell office:value-type="float" office:value="21697.59" table:style-name="ce7">
            <text:p>21.697,59</text:p>
          </table:table-cell>
          <table:table-cell office:value-type="float" office:value="34913.96" table:style-name="ce7">
            <text:p>34.913,96</text:p>
          </table:table-cell>
          <table:table-cell table:number-columns-repeated="16364"/>
        </table:table-row>
        <table:table-row table:style-name="ro6">
          <table:table-cell office:value-type="float" office:value="44341" table:style-name="ce5">
            <text:p>44341</text:p>
          </table:table-cell>
          <table:table-cell office:value-type="string" table:style-name="ce6">
            <text:p>FERNANDO REGIS CEMBRANEL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18252.02" table:style-name="ce7">
            <text:p>18.252,0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6989.7" table:style-name="ce7">
            <text:p>46.989,70</text:p>
          </table:table-cell>
          <table:table-cell office:value-type="float" office:value="106308.75" table:style-name="ce7">
            <text:p>106.308,75</text:p>
          </table:table-cell>
          <table:table-cell office:value-type="float" office:value="4999.46" table:style-name="ce7">
            <text:p>4.999,46</text:p>
          </table:table-cell>
          <table:table-cell office:value-type="float" office:value="11657.36" table:style-name="ce7">
            <text:p>11.657,36</text:p>
          </table:table-cell>
          <table:table-cell office:value-type="float" office:value="0" table:style-name="ce7">
            <text:p>0,00</text:p>
          </table:table-cell>
          <table:table-cell office:value-type="float" office:value="6712.84" table:style-name="ce7">
            <text:p>6.712,84</text:p>
          </table:table-cell>
          <table:table-cell office:value-type="float" office:value="23369.66" table:style-name="ce7">
            <text:p>23.369,66</text:p>
          </table:table-cell>
          <table:table-cell office:value-type="float" office:value="82939.09" table:style-name="ce7">
            <text:p>82.939,09</text:p>
          </table:table-cell>
          <table:table-cell table:number-columns-repeated="16364"/>
        </table:table-row>
        <table:table-row table:style-name="ro6">
          <table:table-cell office:value-type="float" office:value="58461" table:style-name="ce5">
            <text:p>58461</text:p>
          </table:table-cell>
          <table:table-cell office:value-type="string" table:style-name="ce6">
            <text:p>FLAVIO AUGUSTO GODOY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3 PROMOTORIA CRIMINAL DE CRUZEIRO DO SUL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920.07" table:style-name="ce7">
            <text:p>7.920,07</text:p>
          </table:table-cell>
          <table:table-cell office:value-type="float" office:value="42404.77" table:style-name="ce7">
            <text:p>42.404,77</text:p>
          </table:table-cell>
          <table:table-cell office:value-type="float" office:value="3152.35" table:style-name="ce7">
            <text:p>3.152,35</text:p>
          </table:table-cell>
          <table:table-cell office:value-type="float" office:value="8205.02" table:style-name="ce7">
            <text:p>8.205,02</text:p>
          </table:table-cell>
          <table:table-cell office:value-type="float" office:value="0" table:style-name="ce7">
            <text:p>0,00</text:p>
          </table:table-cell>
          <table:table-cell office:value-type="float" office:value="2768.1" table:style-name="ce7">
            <text:p>2.768,10</text:p>
          </table:table-cell>
          <table:table-cell office:value-type="float" office:value="14125.47" table:style-name="ce7">
            <text:p>14.125,47</text:p>
          </table:table-cell>
          <table:table-cell office:value-type="float" office:value="28279.3" table:style-name="ce7">
            <text:p>28.279,30</text:p>
          </table:table-cell>
          <table:table-cell table:number-columns-repeated="16364"/>
        </table:table-row>
        <table:table-row table:style-name="ro6">
          <table:table-cell office:value-type="float" office:value="10821" table:style-name="ce5">
            <text:p>10821</text:p>
          </table:table-cell>
          <table:table-cell office:value-type="string" table:style-name="ce6">
            <text:p>FLAVIO AUGUSTO SIQUEIRA DE OLIVEIRA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5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2454.1999999999998" table:style-name="ce7">
            <text:p>2.454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606.18" table:style-name="ce7">
            <text:p>5.606,18</text:p>
          </table:table-cell>
          <table:table-cell office:value-type="float" office:value="0" table:style-name="ce7">
            <text:p>0,00</text:p>
          </table:table-cell>
          <table:table-cell office:value-type="float" office:value="32518" table:style-name="ce7">
            <text:p>32.518,00</text:p>
          </table:table-cell>
          <table:table-cell office:value-type="float" office:value="78168.34" table:style-name="ce7">
            <text:p>78.168,34</text:p>
          </table:table-cell>
          <table:table-cell office:value-type="float" office:value="5606.18" table:style-name="ce7">
            <text:p>5.606,18</text:p>
          </table:table-cell>
          <table:table-cell office:value-type="float" office:value="10022.91" table:style-name="ce7">
            <text:p>10.022,91</text:p>
          </table:table-cell>
          <table:table-cell office:value-type="float" office:value="0" table:style-name="ce7">
            <text:p>0,00</text:p>
          </table:table-cell>
          <table:table-cell office:value-type="float" office:value="28925" table:style-name="ce7">
            <text:p>28.925,00</text:p>
          </table:table-cell>
          <table:table-cell office:value-type="float" office:value="44554.09" table:style-name="ce7">
            <text:p>44.554,09</text:p>
          </table:table-cell>
          <table:table-cell office:value-type="float" office:value="33614.25" table:style-name="ce7">
            <text:p>33.614,25</text:p>
          </table:table-cell>
          <table:table-cell table:number-columns-repeated="16364"/>
        </table:table-row>
        <table:table-row table:style-name="ro6">
          <table:table-cell office:value-type="float" office:value="43752" table:style-name="ce5">
            <text:p>43752</text:p>
          </table:table-cell>
          <table:table-cell office:value-type="string" table:style-name="ce6">
            <text:p>FLAVIO BUSSAB DELLA LIBERA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UMULATIVA DE PORTO ACRE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579.87" table:style-name="ce7">
            <text:p>4.579,87</text:p>
          </table:table-cell>
          <table:table-cell office:value-type="float" office:value="17151.490000000002" table:style-name="ce7">
            <text:p>17.151,49</text:p>
          </table:table-cell>
          <table:table-cell office:value-type="float" office:value="55656.29" table:style-name="ce7">
            <text:p>55.656,29</text:p>
          </table:table-cell>
          <table:table-cell office:value-type="float" office:value="4749.49" table:style-name="ce7">
            <text:p>4.749,49</text:p>
          </table:table-cell>
          <table:table-cell office:value-type="float" office:value="8293.48" table:style-name="ce7">
            <text:p>8.293,48</text:p>
          </table:table-cell>
          <table:table-cell office:value-type="float" office:value="0" table:style-name="ce7">
            <text:p>0,00</text:p>
          </table:table-cell>
          <table:table-cell office:value-type="float" office:value="8910.6" table:style-name="ce7">
            <text:p>8.910,60</text:p>
          </table:table-cell>
          <table:table-cell office:value-type="float" office:value="21953.57" table:style-name="ce7">
            <text:p>21.953,57</text:p>
          </table:table-cell>
          <table:table-cell office:value-type="float" office:value="33702.720000000001" table:style-name="ce7">
            <text:p>33.702,72</text:p>
          </table:table-cell>
          <table:table-cell table:number-columns-repeated="16364"/>
        </table:table-row>
        <table:table-row table:style-name="ro6">
          <table:table-cell office:value-type="float" office:value="13761" table:style-name="ce5">
            <text:p>13761</text:p>
          </table:table-cell>
          <table:table-cell office:value-type="string" table:style-name="ce6">
            <text:p>FRANCISCO JOSE MAIA GUEDES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4 PROCURADORIA DE JUSTICA ESPECIALIZAD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262.59" table:style-name="ce7">
            <text:p>5.262,59</text:p>
          </table:table-cell>
          <table:table-cell office:value-type="float" office:value="0" table:style-name="ce7">
            <text:p>0,00</text:p>
          </table:table-cell>
          <table:table-cell office:value-type="float" office:value="41763.550000000003" table:style-name="ce7">
            <text:p>41.763,55</text:p>
          </table:table-cell>
          <table:table-cell office:value-type="float" office:value="90254.59" table:style-name="ce7">
            <text:p>90.254,59</text:p>
          </table:table-cell>
          <table:table-cell office:value-type="float" office:value="5262.59" table:style-name="ce7">
            <text:p>5.262,59</text:p>
          </table:table-cell>
          <table:table-cell office:value-type="float" office:value="10308.36" table:style-name="ce7">
            <text:p>10.308,36</text:p>
          </table:table-cell>
          <table:table-cell office:value-type="float" office:value="1577.53" table:style-name="ce7">
            <text:p>1.577,53</text:p>
          </table:table-cell>
          <table:table-cell office:value-type="float" office:value="17355.71" table:style-name="ce7">
            <text:p>17.355,71</text:p>
          </table:table-cell>
          <table:table-cell office:value-type="float" office:value="34504.19" table:style-name="ce7">
            <text:p>34.504,19</text:p>
          </table:table-cell>
          <table:table-cell office:value-type="float" office:value="55750.400000000001" table:style-name="ce7">
            <text:p>55.750,40</text:p>
          </table:table-cell>
          <table:table-cell table:number-columns-repeated="16364"/>
        </table:table-row>
        <table:table-row table:style-name="ro6">
          <table:table-cell office:value-type="float" office:value="36891" table:style-name="ce5">
            <text:p>36891</text:p>
          </table:table-cell>
          <table:table-cell office:value-type="string" table:style-name="ce6">
            <text:p>FRANCISCO JOSE NUNES CAVALCANTE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1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137.15" table:style-name="ce7">
            <text:p>41.137,15</text:p>
          </table:table-cell>
          <table:table-cell office:value-type="float" office:value="76847.61" table:style-name="ce7">
            <text:p>76.847,61</text:p>
          </table:table-cell>
          <table:table-cell office:value-type="float" office:value="4999.46" table:style-name="ce7">
            <text:p>4.999,46</text:p>
          </table:table-cell>
          <table:table-cell office:value-type="float" office:value="7456.29" table:style-name="ce7">
            <text:p>7.456,29</text:p>
          </table:table-cell>
          <table:table-cell office:value-type="float" office:value="0" table:style-name="ce7">
            <text:p>0,00</text:p>
          </table:table-cell>
          <table:table-cell office:value-type="float" office:value="6550.92" table:style-name="ce7">
            <text:p>6.550,92</text:p>
          </table:table-cell>
          <table:table-cell office:value-type="float" office:value="19006.669999999998" table:style-name="ce7">
            <text:p>19.006,67</text:p>
          </table:table-cell>
          <table:table-cell office:value-type="float" office:value="57840.94" table:style-name="ce7">
            <text:p>57.840,94</text:p>
          </table:table-cell>
          <table:table-cell table:number-columns-repeated="16364"/>
        </table:table-row>
        <table:table-row table:style-name="ro6">
          <table:table-cell office:value-type="float" office:value="6631" table:style-name="ce5">
            <text:p>6631</text:p>
          </table:table-cell>
          <table:table-cell office:value-type="string" table:style-name="ce6">
            <text:p>GETULIO BARBOSA DE ANDRADE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5 PROCURADORIA DE JUSTICA CIVE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1957.9" table:style-name="ce7">
            <text:p>1.957,9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536.7" table:style-name="ce7">
            <text:p>5.536,70</text:p>
          </table:table-cell>
          <table:table-cell office:value-type="float" office:value="22670" table:style-name="ce7">
            <text:p>22.670,00</text:p>
          </table:table-cell>
          <table:table-cell office:value-type="float" office:value="57593.2" table:style-name="ce7">
            <text:p>57.593,20</text:p>
          </table:table-cell>
          <table:table-cell office:value-type="float" office:value="125347.76" table:style-name="ce7">
            <text:p>125.347,76</text:p>
          </table:table-cell>
          <table:table-cell office:value-type="float" office:value="8710.5" table:style-name="ce7">
            <text:p>8.710,50</text:p>
          </table:table-cell>
          <table:table-cell office:value-type="float" office:value="12618.34" table:style-name="ce7">
            <text:p>12.618,34</text:p>
          </table:table-cell>
          <table:table-cell office:value-type="float" office:value="0" table:style-name="ce7">
            <text:p>0,00</text:p>
          </table:table-cell>
          <table:table-cell office:value-type="float" office:value="14673.78" table:style-name="ce7">
            <text:p>14.673,78</text:p>
          </table:table-cell>
          <table:table-cell office:value-type="float" office:value="36002.620000000003" table:style-name="ce7">
            <text:p>36.002,62</text:p>
          </table:table-cell>
          <table:table-cell office:value-type="float" office:value="89345.14" table:style-name="ce7">
            <text:p>89.345,14</text:p>
          </table:table-cell>
          <table:table-cell table:number-columns-repeated="16364"/>
        </table:table-row>
        <table:table-row table:style-name="ro6">
          <table:table-cell office:value-type="float" office:value="7361" table:style-name="ce5">
            <text:p>7361</text:p>
          </table:table-cell>
          <table:table-cell office:value-type="string" table:style-name="ce6">
            <text:p>GILCELY EVANGELISTA DE ARAUJO SOUZA</text:p>
          </table:table-cell>
          <table:table-cell office:value-type="string" table:style-name="ce6">
            <text:p>PROCURADOR DE JUSTICA / COORDENADOR DE CAOP</text:p>
          </table:table-cell>
          <table:table-cell office:value-type="string" table:style-name="ce6">
            <text:p>9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670" table:style-name="ce7">
            <text:p>22.670,00</text:p>
          </table:table-cell>
          <table:table-cell office:value-type="float" office:value="17518" table:style-name="ce7">
            <text:p>17.518,00</text:p>
          </table:table-cell>
          <table:table-cell office:value-type="float" office:value="83416.45" table:style-name="ce7">
            <text:p>83.416,45</text:p>
          </table:table-cell>
          <table:table-cell office:value-type="float" office:value="8436.39" table:style-name="ce7">
            <text:p>8.436,39</text:p>
          </table:table-cell>
          <table:table-cell office:value-type="float" office:value="13598.33" table:style-name="ce7">
            <text:p>13.598,33</text:p>
          </table:table-cell>
          <table:table-cell office:value-type="float" office:value="1577.53" table:style-name="ce7">
            <text:p>1.577,53</text:p>
          </table:table-cell>
          <table:table-cell office:value-type="float" office:value="22092.21" table:style-name="ce7">
            <text:p>22.092,21</text:p>
          </table:table-cell>
          <table:table-cell office:value-type="float" office:value="45704.46" table:style-name="ce7">
            <text:p>45.704,46</text:p>
          </table:table-cell>
          <table:table-cell office:value-type="float" office:value="37711.99" table:style-name="ce7">
            <text:p>37.711,99</text:p>
          </table:table-cell>
          <table:table-cell table:number-columns-repeated="16364"/>
        </table:table-row>
        <table:table-row table:style-name="ro6">
          <table:table-cell office:value-type="float" office:value="41061" table:style-name="ce5">
            <text:p>41061</text:p>
          </table:table-cell>
          <table:table-cell office:value-type="string" table:style-name="ce6">
            <text:p>GLAUCIO NEY SHIROMA OSHIRO</text:p>
          </table:table-cell>
          <table:table-cell office:value-type="string" table:style-name="ce6">
            <text:p>PROMOTOR DE JUSTICA DE ENTRANCIA FINAL / SECRETARIO-GERAL DO MINISTERIO PUBLICO</text:p>
          </table:table-cell>
          <table:table-cell office:value-type="string" table:style-name="ce6">
            <text:p>SECRETARIA GERAL DO MPAC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7142.09" table:style-name="ce7">
            <text:p>7.142,0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60182.6" table:style-name="ce7">
            <text:p>60.182,60</text:p>
          </table:table-cell>
          <table:table-cell office:value-type="float" office:value="4999.46" table:style-name="ce7">
            <text:p>4.999,46</text:p>
          </table:table-cell>
          <table:table-cell office:value-type="float" office:value="9089.92" table:style-name="ce7">
            <text:p>9.089,92</text:p>
          </table:table-cell>
          <table:table-cell office:value-type="float" office:value="1201.6300000000001" table:style-name="ce7">
            <text:p>1.201,63</text:p>
          </table:table-cell>
          <table:table-cell office:value-type="float" office:value="5166.8500000000004" table:style-name="ce7">
            <text:p>5.166,85</text:p>
          </table:table-cell>
          <table:table-cell office:value-type="float" office:value="20457.86" table:style-name="ce7">
            <text:p>20.457,86</text:p>
          </table:table-cell>
          <table:table-cell office:value-type="float" office:value="39724.74" table:style-name="ce7">
            <text:p>39.724,74</text:p>
          </table:table-cell>
          <table:table-cell table:number-columns-repeated="16364"/>
        </table:table-row>
        <table:table-row table:style-name="ro6">
          <table:table-cell office:value-type="float" office:value="43772" table:style-name="ce5">
            <text:p>43772</text:p>
          </table:table-cell>
          <table:table-cell office:value-type="string" table:style-name="ce6">
            <text:p>ILDON MAXIMIANO PERES NET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10 PROMOTORIA DE JUSTICA CRIMINAL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4464" table:style-name="ce7">
            <text:p>4.464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7504.51" table:style-name="ce7">
            <text:p>57.504,51</text:p>
          </table:table-cell>
          <table:table-cell office:value-type="float" office:value="4999.46" table:style-name="ce7">
            <text:p>4.999,46</text:p>
          </table:table-cell>
          <table:table-cell office:value-type="float" office:value="6324.78" table:style-name="ce7">
            <text:p>6.324,78</text:p>
          </table:table-cell>
          <table:table-cell office:value-type="float" office:value="0" table:style-name="ce7">
            <text:p>0,00</text:p>
          </table:table-cell>
          <table:table-cell office:value-type="float" office:value="10719.35" table:style-name="ce7">
            <text:p>10.719,35</text:p>
          </table:table-cell>
          <table:table-cell office:value-type="float" office:value="22043.59" table:style-name="ce7">
            <text:p>22.043,59</text:p>
          </table:table-cell>
          <table:table-cell office:value-type="float" office:value="35460.92" table:style-name="ce7">
            <text:p>35.460,92</text:p>
          </table:table-cell>
          <table:table-cell table:number-columns-repeated="16364"/>
        </table:table-row>
        <table:table-row table:style-name="ro6">
          <table:table-cell office:value-type="float" office:value="43762" table:style-name="ce5">
            <text:p>43762</text:p>
          </table:table-cell>
          <table:table-cell office:value-type="string" table:style-name="ce6">
            <text:p>IVERSON RODRIGO MONTEIRO CERQUEIRA BUEN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 ESP DE DEF CRIANCA E ADOLESCENT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040.51" table:style-name="ce7">
            <text:p>53.040,51</text:p>
          </table:table-cell>
          <table:table-cell office:value-type="float" office:value="4999.46" table:style-name="ce7">
            <text:p>4.999,46</text:p>
          </table:table-cell>
          <table:table-cell office:value-type="float" office:value="7508.43" table:style-name="ce7">
            <text:p>7.508,43</text:p>
          </table:table-cell>
          <table:table-cell office:value-type="float" office:value="0" table:style-name="ce7">
            <text:p>0,00</text:p>
          </table:table-cell>
          <table:table-cell office:value-type="float" office:value="5004.26" table:style-name="ce7">
            <text:p>5.004,26</text:p>
          </table:table-cell>
          <table:table-cell office:value-type="float" office:value="17512.150000000001" table:style-name="ce7">
            <text:p>17.512,15</text:p>
          </table:table-cell>
          <table:table-cell office:value-type="float" office:value="35528.36" table:style-name="ce7">
            <text:p>35.528,36</text:p>
          </table:table-cell>
          <table:table-cell table:number-columns-repeated="16364"/>
        </table:table-row>
        <table:table-row table:style-name="ro6">
          <table:table-cell office:value-type="float" office:value="36621" table:style-name="ce5">
            <text:p>36621</text:p>
          </table:table-cell>
          <table:table-cell office:value-type="string" table:style-name="ce6">
            <text:p>JOANA D ARC DIAS MARTINS</text:p>
          </table:table-cell>
          <table:table-cell office:value-type="string" table:style-name="ce6">
            <text:p>PROMOTOR DE JUSTICA DE ENTRANCIA FINAL / DIRETOR DO CEAF</text:p>
          </table:table-cell>
          <table:table-cell office:value-type="string" table:style-name="ce6">
            <text:p>2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8397.08" table:style-name="ce7">
            <text:p>58.397,08</text:p>
          </table:table-cell>
          <table:table-cell office:value-type="float" office:value="4999.46" table:style-name="ce7">
            <text:p>4.999,46</text:p>
          </table:table-cell>
          <table:table-cell office:value-type="float" office:value="9033.6200000000008" table:style-name="ce7">
            <text:p>9.033,62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18139.79" table:style-name="ce7">
            <text:p>18.139,79</text:p>
          </table:table-cell>
          <table:table-cell office:value-type="float" office:value="40257.29" table:style-name="ce7">
            <text:p>40.257,29</text:p>
          </table:table-cell>
          <table:table-cell table:number-columns-repeated="16364"/>
        </table:table-row>
        <table:table-row table:style-name="ro6">
          <table:table-cell office:value-type="float" office:value="56201" table:style-name="ce5">
            <text:p>56201</text:p>
          </table:table-cell>
          <table:table-cell office:value-type="string" table:style-name="ce6">
            <text:p>JOSE LUCIVAN NERY DE LIMA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CRIMINAL DE PLACIDO DE CASTRO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3371.09" table:style-name="ce7">
            <text:p>23.371,09</text:p>
          </table:table-cell>
          <table:table-cell office:value-type="float" office:value="60688.51" table:style-name="ce7">
            <text:p>60.688,51</text:p>
          </table:table-cell>
          <table:table-cell office:value-type="float" office:value="4749.49" table:style-name="ce7">
            <text:p>4.749,49</text:p>
          </table:table-cell>
          <table:table-cell office:value-type="float" office:value="7862.67" table:style-name="ce7">
            <text:p>7.862,67</text:p>
          </table:table-cell>
          <table:table-cell office:value-type="float" office:value="0" table:style-name="ce7">
            <text:p>0,00</text:p>
          </table:table-cell>
          <table:table-cell office:value-type="float" office:value="6952.47" table:style-name="ce7">
            <text:p>6.952,47</text:p>
          </table:table-cell>
          <table:table-cell office:value-type="float" office:value="19564.63" table:style-name="ce7">
            <text:p>19.564,63</text:p>
          </table:table-cell>
          <table:table-cell office:value-type="float" office:value="41123.879999999997" table:style-name="ce7">
            <text:p>41.123,88</text:p>
          </table:table-cell>
          <table:table-cell table:number-columns-repeated="16364"/>
        </table:table-row>
        <table:table-row table:style-name="ro6">
          <table:table-cell office:value-type="float" office:value="16351" table:style-name="ce5">
            <text:p>16351</text:p>
          </table:table-cell>
          <table:table-cell office:value-type="string" table:style-name="ce6">
            <text:p>JOSE RUY DA SILVEIRA LINO FILH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9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40363.300000000003" table:style-name="ce7">
            <text:p>40.363,30</text:p>
          </table:table-cell>
          <table:table-cell office:value-type="float" office:value="86429.79" table:style-name="ce7">
            <text:p>86.429,79</text:p>
          </table:table-cell>
          <table:table-cell office:value-type="float" office:value="4999.46" table:style-name="ce7">
            <text:p>4.999,46</text:p>
          </table:table-cell>
          <table:table-cell office:value-type="float" office:value="10356.34" table:style-name="ce7">
            <text:p>10.356,34</text:p>
          </table:table-cell>
          <table:table-cell office:value-type="float" office:value="0" table:style-name="ce7">
            <text:p>0,00</text:p>
          </table:table-cell>
          <table:table-cell office:value-type="float" office:value="4743.67" table:style-name="ce7">
            <text:p>4.743,67</text:p>
          </table:table-cell>
          <table:table-cell office:value-type="float" office:value="20099.47" table:style-name="ce7">
            <text:p>20.099,47</text:p>
          </table:table-cell>
          <table:table-cell office:value-type="float" office:value="66330.320000000007" table:style-name="ce7">
            <text:p>66.330,32</text:p>
          </table:table-cell>
          <table:table-cell table:number-columns-repeated="16364"/>
        </table:table-row>
        <table:table-row table:style-name="ro6">
          <table:table-cell office:value-type="float" office:value="5783" table:style-name="ce5">
            <text:p>5783</text:p>
          </table:table-cell>
          <table:table-cell office:value-type="string" table:style-name="ce6">
            <text:p>JULEANDRO MARTINS DE OLIVEIRA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IVEL DE BRASILEI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616.32" table:style-name="ce7">
            <text:p>40.616,32</text:p>
          </table:table-cell>
          <table:table-cell office:value-type="float" office:value="76067.88" table:style-name="ce7">
            <text:p>76.067,88</text:p>
          </table:table-cell>
          <table:table-cell office:value-type="float" office:value="4512.01" table:style-name="ce7">
            <text:p>4.512,01</text:p>
          </table:table-cell>
          <table:table-cell office:value-type="float" office:value="7571.28" table:style-name="ce7">
            <text:p>7.571,28</text:p>
          </table:table-cell>
          <table:table-cell office:value-type="float" office:value="0" table:style-name="ce7">
            <text:p>0,00</text:p>
          </table:table-cell>
          <table:table-cell office:value-type="float" office:value="15183.57" table:style-name="ce7">
            <text:p>15.183,57</text:p>
          </table:table-cell>
          <table:table-cell office:value-type="float" office:value="27266.86" table:style-name="ce7">
            <text:p>27.266,86</text:p>
          </table:table-cell>
          <table:table-cell office:value-type="float" office:value="48801.02" table:style-name="ce7">
            <text:p>48.801,02</text:p>
          </table:table-cell>
          <table:table-cell table:number-columns-repeated="16364"/>
        </table:table-row>
        <table:table-row table:style-name="ro6">
          <table:table-cell office:value-type="float" office:value="54741" table:style-name="ce5">
            <text:p>54741</text:p>
          </table:table-cell>
          <table:table-cell office:value-type="string" table:style-name="ce6">
            <text:p>JULIANA MAXIMIANO HOFF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7.1" table:style-name="ce7">
            <text:p>357,1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397.61" table:style-name="ce7">
            <text:p>53.397,61</text:p>
          </table:table-cell>
          <table:table-cell office:value-type="float" office:value="4999.46" table:style-name="ce7">
            <text:p>4.999,46</text:p>
          </table:table-cell>
          <table:table-cell office:value-type="float" office:value="7606.63" table:style-name="ce7">
            <text:p>7.606,63</text:p>
          </table:table-cell>
          <table:table-cell office:value-type="float" office:value="0" table:style-name="ce7">
            <text:p>0,00</text:p>
          </table:table-cell>
          <table:table-cell office:value-type="float" office:value="2319.4899999999998" table:style-name="ce7">
            <text:p>2.319,49</text:p>
          </table:table-cell>
          <table:table-cell office:value-type="float" office:value="14925.58" table:style-name="ce7">
            <text:p>14.925,58</text:p>
          </table:table-cell>
          <table:table-cell office:value-type="float" office:value="38472.03" table:style-name="ce7">
            <text:p>38.472,03</text:p>
          </table:table-cell>
          <table:table-cell table:number-columns-repeated="16364"/>
        </table:table-row>
        <table:table-row table:style-name="ro6">
          <table:table-cell office:value-type="float" office:value="56211" table:style-name="ce5">
            <text:p>56211</text:p>
          </table:table-cell>
          <table:table-cell office:value-type="string" table:style-name="ce6">
            <text:p>JULIO CESAR DE MEDEIROS SILV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OTORIA DE JUSTICA CIVEL DE TARAUAC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2499.73" table:style-name="ce7">
            <text:p>2.499,7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5540.24" table:style-name="ce7">
            <text:p>55.540,24</text:p>
          </table:table-cell>
          <table:table-cell office:value-type="float" office:value="4999.46" table:style-name="ce7">
            <text:p>4.999,46</text:p>
          </table:table-cell>
          <table:table-cell office:value-type="float" office:value="7560.57" table:style-name="ce7">
            <text:p>7.560,57</text:p>
          </table:table-cell>
          <table:table-cell office:value-type="float" office:value="0" table:style-name="ce7">
            <text:p>0,00</text:p>
          </table:table-cell>
          <table:table-cell office:value-type="float" office:value="6070.78" table:style-name="ce7">
            <text:p>6.070,78</text:p>
          </table:table-cell>
          <table:table-cell office:value-type="float" office:value="18630.810000000001" table:style-name="ce7">
            <text:p>18.630,81</text:p>
          </table:table-cell>
          <table:table-cell office:value-type="float" office:value="36909.43" table:style-name="ce7">
            <text:p>36.909,43</text:p>
          </table:table-cell>
          <table:table-cell table:number-columns-repeated="16364"/>
        </table:table-row>
        <table:table-row table:style-name="ro6">
          <table:table-cell office:value-type="float" office:value="7521" table:style-name="ce5">
            <text:p>7521</text:p>
          </table:table-cell>
          <table:table-cell office:value-type="string" table:style-name="ce6">
            <text:p>KATIA REJANE DE ARAUJO RODRIGUES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7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262.59" table:style-name="ce7">
            <text:p>5.262,59</text:p>
          </table:table-cell>
          <table:table-cell office:value-type="float" office:value="0" table:style-name="ce7">
            <text:p>0,00</text:p>
          </table:table-cell>
          <table:table-cell office:value-type="float" office:value="42703.3" table:style-name="ce7">
            <text:p>42.703,30</text:p>
          </table:table-cell>
          <table:table-cell office:value-type="float" office:value="93073.84" table:style-name="ce7">
            <text:p>93.073,84</text:p>
          </table:table-cell>
          <table:table-cell office:value-type="float" office:value="5262.59" table:style-name="ce7">
            <text:p>5.262,59</text:p>
          </table:table-cell>
          <table:table-cell office:value-type="float" office:value="10569.04" table:style-name="ce7">
            <text:p>10.569,04</text:p>
          </table:table-cell>
          <table:table-cell office:value-type="float" office:value="3457.03" table:style-name="ce7">
            <text:p>3.457,03</text:p>
          </table:table-cell>
          <table:table-cell office:value-type="float" office:value="5436.19" table:style-name="ce7">
            <text:p>5.436,19</text:p>
          </table:table-cell>
          <table:table-cell office:value-type="float" office:value="24724.85" table:style-name="ce7">
            <text:p>24.724,85</text:p>
          </table:table-cell>
          <table:table-cell office:value-type="float" office:value="68348.990000000005" table:style-name="ce7">
            <text:p>68.348,99</text:p>
          </table:table-cell>
          <table:table-cell table:number-columns-repeated="16364"/>
        </table:table-row>
        <table:table-row table:style-name="ro6">
          <table:table-cell office:value-type="float" office:value="43702" table:style-name="ce5">
            <text:p>43702</text:p>
          </table:table-cell>
          <table:table-cell office:value-type="string" table:style-name="ce6">
            <text:p>LAURA CRISTINA DE ALMEIDA MIRANDA</text:p>
          </table:table-cell>
          <table:table-cell office:value-type="string" table:style-name="ce6">
            <text:p>PROMOTOR DE JUSTICA DE ENTRANCIA FINAL / TURMA RECURSAL</text:p>
          </table:table-cell>
          <table:table-cell office:value-type="string" table:style-name="ce6">
            <text:p>2 PROM JUST ESP DE DEFESA DO PATRIM PUBLIC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8397.08" table:style-name="ce7">
            <text:p>58.397,08</text:p>
          </table:table-cell>
          <table:table-cell office:value-type="float" office:value="4999.46" table:style-name="ce7">
            <text:p>4.999,46</text:p>
          </table:table-cell>
          <table:table-cell office:value-type="float" office:value="9033.6200000000008" table:style-name="ce7">
            <text:p>9.033,62</text:p>
          </table:table-cell>
          <table:table-cell office:value-type="float" office:value="0" table:style-name="ce7">
            <text:p>0,00</text:p>
          </table:table-cell>
          <table:table-cell office:value-type="float" office:value="12455.35" table:style-name="ce7">
            <text:p>12.455,35</text:p>
          </table:table-cell>
          <table:table-cell office:value-type="float" office:value="26488.43" table:style-name="ce7">
            <text:p>26.488,43</text:p>
          </table:table-cell>
          <table:table-cell office:value-type="float" office:value="31908.65" table:style-name="ce7">
            <text:p>31.908,65</text:p>
          </table:table-cell>
          <table:table-cell table:number-columns-repeated="16364"/>
        </table:table-row>
        <table:table-row table:style-name="ro6">
          <table:table-cell office:value-type="float" office:value="43811" table:style-name="ce5">
            <text:p>43811</text:p>
          </table:table-cell>
          <table:table-cell office:value-type="string" table:style-name="ce6">
            <text:p>LEONARDO HONORATO SANTOS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 ESP DEF DA CRIANCA E ADOLESCENTE CRZ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378.02" table:style-name="ce7">
            <text:p>27.378,02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17330.05" table:style-name="ce7">
            <text:p>17.330,05</text:p>
          </table:table-cell>
          <table:table-cell office:value-type="float" office:value="85775.1" table:style-name="ce7">
            <text:p>85.775,10</text:p>
          </table:table-cell>
          <table:table-cell office:value-type="float" office:value="4999.46" table:style-name="ce7">
            <text:p>4.999,46</text:p>
          </table:table-cell>
          <table:table-cell office:value-type="float" office:value="14450.11" table:style-name="ce7">
            <text:p>14.450,11</text:p>
          </table:table-cell>
          <table:table-cell office:value-type="float" office:value="0" table:style-name="ce7">
            <text:p>0,00</text:p>
          </table:table-cell>
          <table:table-cell office:value-type="float" office:value="3611.05" table:style-name="ce7">
            <text:p>3.611,05</text:p>
          </table:table-cell>
          <table:table-cell office:value-type="float" office:value="23060.62" table:style-name="ce7">
            <text:p>23.060,62</text:p>
          </table:table-cell>
          <table:table-cell office:value-type="float" office:value="62714.48" table:style-name="ce7">
            <text:p>62.714,48</text:p>
          </table:table-cell>
          <table:table-cell table:number-columns-repeated="16364"/>
        </table:table-row>
        <table:table-row table:style-name="ro6">
          <table:table-cell office:value-type="float" office:value="56181" table:style-name="ce5">
            <text:p>56181</text:p>
          </table:table-cell>
          <table:table-cell office:value-type="string" table:style-name="ce6">
            <text:p>LUANA DINIZ LIRIO MACIEL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PROMOTORIA DE JUSTICA CRIMINAL DE TARAUAC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6611.56" table:style-name="ce7">
            <text:p>56.611,56</text:p>
          </table:table-cell>
          <table:table-cell office:value-type="float" office:value="4999.46" table:style-name="ce7">
            <text:p>4.999,46</text:p>
          </table:table-cell>
          <table:table-cell office:value-type="float" office:value="8542.6" table:style-name="ce7">
            <text:p>8.542,60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17648.77" table:style-name="ce7">
            <text:p>17.648,77</text:p>
          </table:table-cell>
          <table:table-cell office:value-type="float" office:value="38962.79" table:style-name="ce7">
            <text:p>38.962,79</text:p>
          </table:table-cell>
          <table:table-cell table:number-columns-repeated="16364"/>
        </table:table-row>
        <table:table-row table:style-name="ro6">
          <table:table-cell office:value-type="float" office:value="58463" table:style-name="ce5">
            <text:p>58463</text:p>
          </table:table-cell>
          <table:table-cell office:value-type="string" table:style-name="ce6">
            <text:p>LUCAS FERREIRA BRUNO IWAKAMI DE MATTOS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PROMOTORIA DE JUSTICA CRIMINAL DE TARAUAC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981.87" table:style-name="ce7">
            <text:p>6.981,87</text:p>
          </table:table-cell>
          <table:table-cell office:value-type="float" office:value="41466.57" table:style-name="ce7">
            <text:p>41.466,57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6235.61" table:style-name="ce7">
            <text:p>6.235,61</text:p>
          </table:table-cell>
          <table:table-cell office:value-type="float" office:value="17697.25" table:style-name="ce7">
            <text:p>17.697,25</text:p>
          </table:table-cell>
          <table:table-cell office:value-type="float" office:value="23769.32" table:style-name="ce7">
            <text:p>23.769,32</text:p>
          </table:table-cell>
          <table:table-cell table:number-columns-repeated="16364"/>
        </table:table-row>
        <table:table-row table:style-name="ro6">
          <table:table-cell office:value-type="float" office:value="58460" table:style-name="ce5">
            <text:p>58460</text:p>
          </table:table-cell>
          <table:table-cell office:value-type="string" table:style-name="ce6">
            <text:p>LUCAS NONATO DA SILVA ARAUJO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RIMINAL DE FEIJO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9923.69" table:style-name="ce7">
            <text:p>9.923,69</text:p>
          </table:table-cell>
          <table:table-cell office:value-type="float" office:value="44408.39" table:style-name="ce7">
            <text:p>44.408,39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764.48" table:style-name="ce7">
            <text:p>764,48</text:p>
          </table:table-cell>
          <table:table-cell office:value-type="float" office:value="12226.12" table:style-name="ce7">
            <text:p>12.226,12</text:p>
          </table:table-cell>
          <table:table-cell office:value-type="float" office:value="32182.27" table:style-name="ce7">
            <text:p>32.182,27</text:p>
          </table:table-cell>
          <table:table-cell table:number-columns-repeated="16364"/>
        </table:table-row>
        <table:table-row table:style-name="ro6">
          <table:table-cell office:value-type="float" office:value="47001" table:style-name="ce5">
            <text:p>47001</text:p>
          </table:table-cell>
          <table:table-cell office:value-type="string" table:style-name="ce6">
            <text:p>LUIS HENRIQUE CORREA ROLIM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1 PROM ESP DE HABITACAO E URBANISMO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18252.02" table:style-name="ce7">
            <text:p>18.252,0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0145.06" table:style-name="ce7">
            <text:p>40.145,06</text:p>
          </table:table-cell>
          <table:table-cell office:value-type="float" office:value="99464.11" table:style-name="ce7">
            <text:p>99.464,11</text:p>
          </table:table-cell>
          <table:table-cell office:value-type="float" office:value="4999.46" table:style-name="ce7">
            <text:p>4.999,46</text:p>
          </table:table-cell>
          <table:table-cell office:value-type="float" office:value="11365.92" table:style-name="ce7">
            <text:p>11.365,92</text:p>
          </table:table-cell>
          <table:table-cell office:value-type="float" office:value="0" table:style-name="ce7">
            <text:p>0,00</text:p>
          </table:table-cell>
          <table:table-cell office:value-type="float" office:value="12328.11" table:style-name="ce7">
            <text:p>12.328,11</text:p>
          </table:table-cell>
          <table:table-cell office:value-type="float" office:value="28693.49" table:style-name="ce7">
            <text:p>28.693,49</text:p>
          </table:table-cell>
          <table:table-cell office:value-type="float" office:value="70770.62" table:style-name="ce7">
            <text:p>70.770,62</text:p>
          </table:table-cell>
          <table:table-cell table:number-columns-repeated="16364"/>
        </table:table-row>
        <table:table-row table:style-name="ro6">
          <table:table-cell office:value-type="float" office:value="58454" table:style-name="ce5">
            <text:p>58454</text:p>
          </table:table-cell>
          <table:table-cell office:value-type="string" table:style-name="ce6">
            <text:p>MAISA ARANTES BURGOS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PROMOTORIA CIVEL DE SENA MADUREIR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981.87" table:style-name="ce7">
            <text:p>6.981,87</text:p>
          </table:table-cell>
          <table:table-cell office:value-type="float" office:value="41466.57" table:style-name="ce7">
            <text:p>41.466,57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5167.94" table:style-name="ce7">
            <text:p>15.167,94</text:p>
          </table:table-cell>
          <table:table-cell office:value-type="float" office:value="26298.63" table:style-name="ce7">
            <text:p>26.298,63</text:p>
          </table:table-cell>
          <table:table-cell table:number-columns-repeated="16364"/>
        </table:table-row>
        <table:table-row table:style-name="ro6">
          <table:table-cell office:value-type="float" office:value="55931" table:style-name="ce5">
            <text:p>55931</text:p>
          </table:table-cell>
          <table:table-cell office:value-type="string" table:style-name="ce6">
            <text:p>MANUELA CANUTO DE SANTANA FARHAT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PROM ESP DEF DO MEIO AMBIENTE DO JURU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463.8100000000004" table:style-name="ce7">
            <text:p>4.463,81</text:p>
          </table:table-cell>
          <table:table-cell office:value-type="float" office:value="37417.19" table:style-name="ce7">
            <text:p>37.417,19</text:p>
          </table:table-cell>
          <table:table-cell office:value-type="float" office:value="77591.460000000006" table:style-name="ce7">
            <text:p>77.591,46</text:p>
          </table:table-cell>
          <table:table-cell office:value-type="float" office:value="4999.46" table:style-name="ce7">
            <text:p>4.999,46</text:p>
          </table:table-cell>
          <table:table-cell office:value-type="float" office:value="8735.98" table:style-name="ce7">
            <text:p>8.735,98</text:p>
          </table:table-cell>
          <table:table-cell office:value-type="float" office:value="0" table:style-name="ce7">
            <text:p>0,00</text:p>
          </table:table-cell>
          <table:table-cell office:value-type="float" office:value="668.52" table:style-name="ce7">
            <text:p>668,52</text:p>
          </table:table-cell>
          <table:table-cell office:value-type="float" office:value="14403.96" table:style-name="ce7">
            <text:p>14.403,96</text:p>
          </table:table-cell>
          <table:table-cell office:value-type="float" office:value="63187.5" table:style-name="ce7">
            <text:p>63.187,50</text:p>
          </table:table-cell>
          <table:table-cell table:number-columns-repeated="16364"/>
        </table:table-row>
        <table:table-row table:style-name="ro6">
          <table:table-cell office:value-type="float" office:value="43682" table:style-name="ce5">
            <text:p>43682</text:p>
          </table:table-cell>
          <table:table-cell office:value-type="string" table:style-name="ce6">
            <text:p>MARCELA CRISTINA OZORIO</text:p>
          </table:table-cell>
          <table:table-cell office:value-type="string" table:style-name="ce6">
            <text:p>PROMOTOR DE JUSTICA DE ENTRANCIA FINAL / SECRETARIO DE PLANEJAMENTO INSTITUCIONAL E<text:s/></text:p>
          </table:table-cell>
          <table:table-cell office:value-type="string" table:style-name="ce6">
            <text:p>15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7142.09" table:style-name="ce7">
            <text:p>7.142,0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60182.6" table:style-name="ce7">
            <text:p>60.182,60</text:p>
          </table:table-cell>
          <table:table-cell office:value-type="float" office:value="4999.46" table:style-name="ce7">
            <text:p>4.999,46</text:p>
          </table:table-cell>
          <table:table-cell office:value-type="float" office:value="9037.7800000000007" table:style-name="ce7">
            <text:p>9.037,78</text:p>
          </table:table-cell>
          <table:table-cell office:value-type="float" office:value="1201.6300000000001" table:style-name="ce7">
            <text:p>1.201,63</text:p>
          </table:table-cell>
          <table:table-cell office:value-type="float" office:value="4106.71" table:style-name="ce7">
            <text:p>4.106,71</text:p>
          </table:table-cell>
          <table:table-cell office:value-type="float" office:value="19345.580000000002" table:style-name="ce7">
            <text:p>19.345,58</text:p>
          </table:table-cell>
          <table:table-cell office:value-type="float" office:value="40837.019999999997" table:style-name="ce7">
            <text:p>40.837,02</text:p>
          </table:table-cell>
          <table:table-cell table:number-columns-repeated="16364"/>
        </table:table-row>
        <table:table-row table:style-name="ro6">
          <table:table-cell office:value-type="float" office:value="40921" table:style-name="ce5">
            <text:p>40921</text:p>
          </table:table-cell>
          <table:table-cell office:value-type="string" table:style-name="ce6">
            <text:p>MARCO AURELIO RIBEIRO</text:p>
          </table:table-cell>
          <table:table-cell office:value-type="string" table:style-name="ce6">
            <text:p>PROMOTOR DE JUSTICA DE ENTRANCIA FINAL / COORDENADOR DO SAJ-MPAC</text:p>
          </table:table-cell>
          <table:table-cell office:value-type="string" table:style-name="ce6">
            <text:p>8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8397.08" table:style-name="ce7">
            <text:p>58.397,08</text:p>
          </table:table-cell>
          <table:table-cell office:value-type="float" office:value="4999.46" table:style-name="ce7">
            <text:p>4.999,46</text:p>
          </table:table-cell>
          <table:table-cell office:value-type="float" office:value="8618.48" table:style-name="ce7">
            <text:p>8.618,48</text:p>
          </table:table-cell>
          <table:table-cell office:value-type="float" office:value="0" table:style-name="ce7">
            <text:p>0,00</text:p>
          </table:table-cell>
          <table:table-cell office:value-type="float" office:value="3375.94" table:style-name="ce7">
            <text:p>3.375,94</text:p>
          </table:table-cell>
          <table:table-cell office:value-type="float" office:value="16993.88" table:style-name="ce7">
            <text:p>16.993,88</text:p>
          </table:table-cell>
          <table:table-cell office:value-type="float" office:value="41403.199999999997" table:style-name="ce7">
            <text:p>41.403,20</text:p>
          </table:table-cell>
          <table:table-cell table:number-columns-repeated="16364"/>
        </table:table-row>
        <table:table-row table:style-name="ro6">
          <table:table-cell office:value-type="float" office:value="41081" table:style-name="ce5">
            <text:p>41081</text:p>
          </table:table-cell>
          <table:table-cell office:value-type="string" table:style-name="ce6">
            <text:p>MARCOS ANTONIO GALIN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040.51" table:style-name="ce7">
            <text:p>53.040,51</text:p>
          </table:table-cell>
          <table:table-cell office:value-type="float" office:value="4999.46" table:style-name="ce7">
            <text:p>4.999,46</text:p>
          </table:table-cell>
          <table:table-cell office:value-type="float" office:value="7404.15" table:style-name="ce7">
            <text:p>7.404,15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15974.66" table:style-name="ce7">
            <text:p>15.974,66</text:p>
          </table:table-cell>
          <table:table-cell office:value-type="float" office:value="37065.85" table:style-name="ce7">
            <text:p>37.065,85</text:p>
          </table:table-cell>
          <table:table-cell table:number-columns-repeated="16364"/>
        </table:table-row>
        <table:table-row table:style-name="ro6">
          <table:table-cell office:value-type="float" office:value="43841" table:style-name="ce5">
            <text:p>43841</text:p>
          </table:table-cell>
          <table:table-cell office:value-type="string" table:style-name="ce6">
            <text:p>MARIA FATIMA RIBEIRO TEIXEIRA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PROMOTORIA ESP DO CONTROLE EXTERNO<text:s/>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999.46" table:style-name="ce7">
            <text:p>14.999,46</text:p>
          </table:table-cell>
          <table:table-cell office:value-type="float" office:value="0" table:style-name="ce7">
            <text:p>0,00</text:p>
          </table:table-cell>
          <table:table-cell office:value-type="float" office:value="37804.050000000003" table:style-name="ce7">
            <text:p>37.804,05</text:p>
          </table:table-cell>
          <table:table-cell office:value-type="float" office:value="93870.54" table:style-name="ce7">
            <text:p>93.870,54</text:p>
          </table:table-cell>
          <table:table-cell office:value-type="float" office:value="4999.46" table:style-name="ce7">
            <text:p>4.999,46</text:p>
          </table:table-cell>
          <table:table-cell office:value-type="float" office:value="10408.469999999999" table:style-name="ce7">
            <text:p>10.408,47</text:p>
          </table:table-cell>
          <table:table-cell office:value-type="float" office:value="0" table:style-name="ce7">
            <text:p>0,00</text:p>
          </table:table-cell>
          <table:table-cell office:value-type="float" office:value="4919.68" table:style-name="ce7">
            <text:p>4.919,68</text:p>
          </table:table-cell>
          <table:table-cell office:value-type="float" office:value="20327.61" table:style-name="ce7">
            <text:p>20.327,61</text:p>
          </table:table-cell>
          <table:table-cell office:value-type="float" office:value="73542.929999999993" table:style-name="ce7">
            <text:p>73.542,93</text:p>
          </table:table-cell>
          <table:table-cell table:number-columns-repeated="16364"/>
        </table:table-row>
        <table:table-row table:style-name="ro6">
          <table:table-cell office:value-type="float" office:value="36971" table:style-name="ce5">
            <text:p>36971</text:p>
          </table:table-cell>
          <table:table-cell office:value-type="string" table:style-name="ce6">
            <text:p>MARIANO JEORGE DE SOUSA MEL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37863.57" table:style-name="ce7">
            <text:p>37.863,57</text:p>
          </table:table-cell>
          <table:table-cell office:value-type="float" office:value="78930.600000000006" table:style-name="ce7">
            <text:p>78.930,60</text:p>
          </table:table-cell>
          <table:table-cell office:value-type="float" office:value="4999.46" table:style-name="ce7">
            <text:p>4.999,46</text:p>
          </table:table-cell>
          <table:table-cell office:value-type="float" office:value="8981.48" table:style-name="ce7">
            <text:p>8.981,48</text:p>
          </table:table-cell>
          <table:table-cell office:value-type="float" office:value="0" table:style-name="ce7">
            <text:p>0,00</text:p>
          </table:table-cell>
          <table:table-cell office:value-type="float" office:value="7159.02" table:style-name="ce7">
            <text:p>7.159,02</text:p>
          </table:table-cell>
          <table:table-cell office:value-type="float" office:value="21139.96" table:style-name="ce7">
            <text:p>21.139,96</text:p>
          </table:table-cell>
          <table:table-cell office:value-type="float" office:value="57790.64" table:style-name="ce7">
            <text:p>57.790,64</text:p>
          </table:table-cell>
          <table:table-cell table:number-columns-repeated="16364"/>
        </table:table-row>
        <table:table-row table:style-name="ro6">
          <table:table-cell office:value-type="float" office:value="13681" table:style-name="ce5">
            <text:p>13681</text:p>
          </table:table-cell>
          <table:table-cell office:value-type="string" table:style-name="ce6">
            <text:p>MERI CRISTINA AMARAL GONCALVES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3 PROCURADORIA DE JUSTICA ESPECIALIZAD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4215.02" table:style-name="ce7">
            <text:p>44.215,02</text:p>
          </table:table-cell>
          <table:table-cell office:value-type="float" office:value="81804.98" table:style-name="ce7">
            <text:p>81.804,98</text:p>
          </table:table-cell>
          <table:table-cell office:value-type="float" office:value="5262.59" table:style-name="ce7">
            <text:p>5.262,59</text:p>
          </table:table-cell>
          <table:table-cell office:value-type="float" office:value="7900.79" table:style-name="ce7">
            <text:p>7.900,79</text:p>
          </table:table-cell>
          <table:table-cell office:value-type="float" office:value="0" table:style-name="ce7">
            <text:p>0,00</text:p>
          </table:table-cell>
          <table:table-cell office:value-type="float" office:value="8219.7999999999993" table:style-name="ce7">
            <text:p>8.219,80</text:p>
          </table:table-cell>
          <table:table-cell office:value-type="float" office:value="21383.18" table:style-name="ce7">
            <text:p>21.383,18</text:p>
          </table:table-cell>
          <table:table-cell office:value-type="float" office:value="60421.8" table:style-name="ce7">
            <text:p>60.421,80</text:p>
          </table:table-cell>
          <table:table-cell table:number-columns-repeated="16364"/>
        </table:table-row>
        <table:table-row table:style-name="ro6">
          <table:table-cell office:value-type="float" office:value="16781" table:style-name="ce5">
            <text:p>16781</text:p>
          </table:table-cell>
          <table:table-cell office:value-type="string" table:style-name="ce6">
            <text:p>MYRNA TEIXEIRA MENDOZA</text:p>
          </table:table-cell>
          <table:table-cell office:value-type="string" table:style-name="ce6">
            <text:p>PROMOTOR DE JUSTICA DE ENTRANCIA FINAL / COORDENADOR DE GRUPO DE ATUAÇÃO ESPECIAL</text:p>
          </table:table-cell>
          <table:table-cell office:value-type="string" table:style-name="ce6">
            <text:p>1 PROMOTORIA ESP DE DEFESA DO PATRIMONI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63396.54" table:style-name="ce7">
            <text:p>63.396,54</text:p>
          </table:table-cell>
          <table:table-cell office:value-type="float" office:value="4999.46" table:style-name="ce7">
            <text:p>4.999,46</text:p>
          </table:table-cell>
          <table:table-cell office:value-type="float" office:value="10408.469999999999" table:style-name="ce7">
            <text:p>10.408,47</text:p>
          </table:table-cell>
          <table:table-cell office:value-type="float" office:value="0" table:style-name="ce7">
            <text:p>0,00</text:p>
          </table:table-cell>
          <table:table-cell office:value-type="float" office:value="20410.330000000002" table:style-name="ce7">
            <text:p>20.410,33</text:p>
          </table:table-cell>
          <table:table-cell office:value-type="float" office:value="35818.26" table:style-name="ce7">
            <text:p>35.818,26</text:p>
          </table:table-cell>
          <table:table-cell office:value-type="float" office:value="27578.28" table:style-name="ce7">
            <text:p>27.578,28</text:p>
          </table:table-cell>
          <table:table-cell table:number-columns-repeated="16364"/>
        </table:table-row>
        <table:table-row table:style-name="ro6">
          <table:table-cell office:value-type="float" office:value="38761" table:style-name="ce5">
            <text:p>38761</text:p>
          </table:table-cell>
          <table:table-cell office:value-type="string" table:style-name="ce6">
            <text:p>NELMA ARAUJO MELO DE SIQUEIRA</text:p>
          </table:table-cell>
          <table:table-cell office:value-type="string" table:style-name="ce6">
            <text:p>PROMOTOR DE JUSTICA DE ENTRANCIA FINAL / PROMOTOR CORREGEDOR</text:p>
          </table:table-cell>
          <table:table-cell office:value-type="string" table:style-name="ce6">
            <text:p>1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99.46" table:style-name="ce7">
            <text:p>4.999,46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63396.54" table:style-name="ce7">
            <text:p>63.396,54</text:p>
          </table:table-cell>
          <table:table-cell office:value-type="float" office:value="4999.46" table:style-name="ce7">
            <text:p>4.999,46</text:p>
          </table:table-cell>
          <table:table-cell office:value-type="float" office:value="10252.06" table:style-name="ce7">
            <text:p>10.252,06</text:p>
          </table:table-cell>
          <table:table-cell office:value-type="float" office:value="0" table:style-name="ce7">
            <text:p>0,00</text:p>
          </table:table-cell>
          <table:table-cell office:value-type="float" office:value="4225.8599999999997" table:style-name="ce7">
            <text:p>4.225,86</text:p>
          </table:table-cell>
          <table:table-cell office:value-type="float" office:value="19477.38" table:style-name="ce7">
            <text:p>19.477,38</text:p>
          </table:table-cell>
          <table:table-cell office:value-type="float" office:value="43919.16" table:style-name="ce7">
            <text:p>43.919,16</text:p>
          </table:table-cell>
          <table:table-cell table:number-columns-repeated="16364"/>
        </table:table-row>
        <table:table-row table:style-name="ro6">
          <table:table-cell office:value-type="float" office:value="54731" table:style-name="ce5">
            <text:p>54731</text:p>
          </table:table-cell>
          <table:table-cell office:value-type="string" table:style-name="ce6">
            <text:p>OCIMAR DA SILVA SALES JUNIOR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1 PROMOTORIA ESPEC DE DEFESA DA SAUD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606.97" table:style-name="ce7">
            <text:p>1.606,97</text:p>
          </table:table-cell>
          <table:table-cell office:value-type="float" office:value="35988.769999999997" table:style-name="ce7">
            <text:p>35.988,77</text:p>
          </table:table-cell>
          <table:table-cell office:value-type="float" office:value="73306.2" table:style-name="ce7">
            <text:p>73.306,20</text:p>
          </table:table-cell>
          <table:table-cell office:value-type="float" office:value="4999.46" table:style-name="ce7">
            <text:p>4.999,46</text:p>
          </table:table-cell>
          <table:table-cell office:value-type="float" office:value="7898.21" table:style-name="ce7">
            <text:p>7.898,21</text:p>
          </table:table-cell>
          <table:table-cell office:value-type="float" office:value="0" table:style-name="ce7">
            <text:p>0,00</text:p>
          </table:table-cell>
          <table:table-cell office:value-type="float" office:value="8069.57" table:style-name="ce7">
            <text:p>8.069,57</text:p>
          </table:table-cell>
          <table:table-cell office:value-type="float" office:value="20967.240000000002" table:style-name="ce7">
            <text:p>20.967,24</text:p>
          </table:table-cell>
          <table:table-cell office:value-type="float" office:value="52338.96" table:style-name="ce7">
            <text:p>52.338,96</text:p>
          </table:table-cell>
          <table:table-cell table:number-columns-repeated="16364"/>
        </table:table-row>
        <table:table-row table:style-name="ro6">
          <table:table-cell office:value-type="float" office:value="11041" table:style-name="ce5">
            <text:p>11041</text:p>
          </table:table-cell>
          <table:table-cell office:value-type="string" table:style-name="ce6">
            <text:p>OSWALDO D ALBUQUERQUE LIMA NETO</text:p>
          </table:table-cell>
          <table:table-cell office:value-type="string" table:style-name="ce6">
            <text:p>PROCURADOR DE JUSTICA / PROCURADOR DE JUSTICA</text:p>
          </table:table-cell>
          <table:table-cell office:value-type="string" table:style-name="ce6">
            <text:p>4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670" table:style-name="ce7">
            <text:p>22.670,00</text:p>
          </table:table-cell>
          <table:table-cell office:value-type="float" office:value="81421" table:style-name="ce7">
            <text:p>81.421,00</text:p>
          </table:table-cell>
          <table:table-cell office:value-type="float" office:value="141680.95999999999" table:style-name="ce7">
            <text:p>141.680,96</text:p>
          </table:table-cell>
          <table:table-cell office:value-type="float" office:value="8436.39" table:style-name="ce7">
            <text:p>8.436,39</text:p>
          </table:table-cell>
          <table:table-cell office:value-type="float" office:value="12481.57" table:style-name="ce7">
            <text:p>12.481,57</text:p>
          </table:table-cell>
          <table:table-cell office:value-type="float" office:value="0" table:style-name="ce7">
            <text:p>0,00</text:p>
          </table:table-cell>
          <table:table-cell office:value-type="float" office:value="13509.18" table:style-name="ce7">
            <text:p>13.509,18</text:p>
          </table:table-cell>
          <table:table-cell office:value-type="float" office:value="34427.14" table:style-name="ce7">
            <text:p>34.427,14</text:p>
          </table:table-cell>
          <table:table-cell office:value-type="float" office:value="107253.82" table:style-name="ce7">
            <text:p>107.253,82</text:p>
          </table:table-cell>
          <table:table-cell table:number-columns-repeated="16364"/>
        </table:table-row>
        <table:table-row table:style-name="ro6">
          <table:table-cell office:value-type="float" office:value="58456" table:style-name="ce5">
            <text:p>58456</text:p>
          </table:table-cell>
          <table:table-cell office:value-type="string" table:style-name="ce6">
            <text:p>PABLO LEONES MONTEIRO MACHADO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CUMULATIVA DE MANCIO LIM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10991.02" table:style-name="ce7">
            <text:p>10.991,0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7909.79" table:style-name="ce7">
            <text:p>7.909,79</text:p>
          </table:table-cell>
          <table:table-cell office:value-type="float" office:value="53385.51" table:style-name="ce7">
            <text:p>53.385,51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2778.38" table:style-name="ce7">
            <text:p>2.778,38</text:p>
          </table:table-cell>
          <table:table-cell office:value-type="float" office:value="14240.02" table:style-name="ce7">
            <text:p>14.240,02</text:p>
          </table:table-cell>
          <table:table-cell office:value-type="float" office:value="39145.49" table:style-name="ce7">
            <text:p>39.145,49</text:p>
          </table:table-cell>
          <table:table-cell table:number-columns-repeated="16364"/>
        </table:table-row>
        <table:table-row table:style-name="ro6">
          <table:table-cell office:value-type="float" office:value="6551" table:style-name="ce5">
            <text:p>6551</text:p>
          </table:table-cell>
          <table:table-cell office:value-type="string" table:style-name="ce6">
            <text:p>PATRICIA DE AMORIM REGO</text:p>
          </table:table-cell>
          <table:table-cell office:value-type="string" table:style-name="ce6">
            <text:p>PROCURADOR DE JUSTICA / COORDENADOR DO NATERA</text:p>
          </table:table-cell>
          <table:table-cell office:value-type="string" table:style-name="ce6">
            <text:p>3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5638.49" table:style-name="ce7">
            <text:p>5.638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2965.97" table:style-name="ce7">
            <text:p>42.965,97</text:p>
          </table:table-cell>
          <table:table-cell office:value-type="float" office:value="86194.42" table:style-name="ce7">
            <text:p>86.194,42</text:p>
          </table:table-cell>
          <table:table-cell office:value-type="float" office:value="5262.59" table:style-name="ce7">
            <text:p>5.262,59</text:p>
          </table:table-cell>
          <table:table-cell office:value-type="float" office:value="8965.42" table:style-name="ce7">
            <text:p>8.965,42</text:p>
          </table:table-cell>
          <table:table-cell office:value-type="float" office:value="1577.53" table:style-name="ce7">
            <text:p>1.577,53</text:p>
          </table:table-cell>
          <table:table-cell office:value-type="float" office:value="18406.169999999998" table:style-name="ce7">
            <text:p>18.406,17</text:p>
          </table:table-cell>
          <table:table-cell office:value-type="float" office:value="34211.71" table:style-name="ce7">
            <text:p>34.211,71</text:p>
          </table:table-cell>
          <table:table-cell office:value-type="float" office:value="51982.71" table:style-name="ce7">
            <text:p>51.982,71</text:p>
          </table:table-cell>
          <table:table-cell table:number-columns-repeated="16364"/>
        </table:table-row>
        <table:table-row table:style-name="ro6">
          <table:table-cell office:value-type="float" office:value="43851" table:style-name="ce5">
            <text:p>43851</text:p>
          </table:table-cell>
          <table:table-cell office:value-type="string" table:style-name="ce6">
            <text:p>PATRICIA PAULA DOS SANTOS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2 PROMOTORIA ESPEC DE DEFESA DA SAUDE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8.55" table:style-name="ce7">
            <text:p>178,55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219.06" table:style-name="ce7">
            <text:p>53.219,06</text:p>
          </table:table-cell>
          <table:table-cell office:value-type="float" office:value="4999.46" table:style-name="ce7">
            <text:p>4.999,46</text:p>
          </table:table-cell>
          <table:table-cell office:value-type="float" office:value="5306.65" table:style-name="ce7">
            <text:p>5.306,65</text:p>
          </table:table-cell>
          <table:table-cell office:value-type="float" office:value="0" table:style-name="ce7">
            <text:p>0,00</text:p>
          </table:table-cell>
          <table:table-cell office:value-type="float" office:value="12056.05" table:style-name="ce7">
            <text:p>12.056,05</text:p>
          </table:table-cell>
          <table:table-cell office:value-type="float" office:value="22362.16" table:style-name="ce7">
            <text:p>22.362,16</text:p>
          </table:table-cell>
          <table:table-cell office:value-type="float" office:value="30856.9" table:style-name="ce7">
            <text:p>30.856,90</text:p>
          </table:table-cell>
          <table:table-cell table:number-columns-repeated="16364"/>
        </table:table-row>
        <table:table-row table:style-name="ro6">
          <table:table-cell office:value-type="float" office:value="57811" table:style-name="ce5">
            <text:p>57811</text:p>
          </table:table-cell>
          <table:table-cell office:value-type="string" table:style-name="ce6">
            <text:p>PAULIANE MEZABARBA SANCHES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RIMINAL DE BRASILEI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3222.87" table:style-name="ce7">
            <text:p>3.222,8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6981.87" table:style-name="ce7">
            <text:p>16.981,87</text:p>
          </table:table-cell>
          <table:table-cell office:value-type="float" office:value="52433.43" table:style-name="ce7">
            <text:p>52.433,43</text:p>
          </table:table-cell>
          <table:table-cell office:value-type="float" office:value="4512.01" table:style-name="ce7">
            <text:p>4.512,01</text:p>
          </table:table-cell>
          <table:table-cell office:value-type="float" office:value="7519.14" table:style-name="ce7">
            <text:p>7.519,14</text:p>
          </table:table-cell>
          <table:table-cell office:value-type="float" office:value="0" table:style-name="ce7">
            <text:p>0,00</text:p>
          </table:table-cell>
          <table:table-cell office:value-type="float" office:value="4413.4799999999996" table:style-name="ce7">
            <text:p>4.413,48</text:p>
          </table:table-cell>
          <table:table-cell office:value-type="float" office:value="16444.63" table:style-name="ce7">
            <text:p>16.444,63</text:p>
          </table:table-cell>
          <table:table-cell office:value-type="float" office:value="35988.800000000003" table:style-name="ce7">
            <text:p>35.988,80</text:p>
          </table:table-cell>
          <table:table-cell table:number-columns-repeated="16364"/>
        </table:table-row>
        <table:table-row table:style-name="ro6">
          <table:table-cell office:value-type="float" office:value="49762" table:style-name="ce5">
            <text:p>49762</text:p>
          </table:table-cell>
          <table:table-cell office:value-type="string" table:style-name="ce6">
            <text:p>RAFAEL MACIEL DA SILVA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PROMOTORIA DE JUSTICA CRIMINAL DE FEIJ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6611.56" table:style-name="ce7">
            <text:p>56.611,56</text:p>
          </table:table-cell>
          <table:table-cell office:value-type="float" office:value="4999.46" table:style-name="ce7">
            <text:p>4.999,46</text:p>
          </table:table-cell>
          <table:table-cell office:value-type="float" office:value="8542.6" table:style-name="ce7">
            <text:p>8.542,60</text:p>
          </table:table-cell>
          <table:table-cell office:value-type="float" office:value="0" table:style-name="ce7">
            <text:p>0,00</text:p>
          </table:table-cell>
          <table:table-cell office:value-type="float" office:value="5735.66" table:style-name="ce7">
            <text:p>5.735,66</text:p>
          </table:table-cell>
          <table:table-cell office:value-type="float" office:value="19277.72" table:style-name="ce7">
            <text:p>19.277,72</text:p>
          </table:table-cell>
          <table:table-cell office:value-type="float" office:value="37333.839999999997" table:style-name="ce7">
            <text:p>37.333,84</text:p>
          </table:table-cell>
          <table:table-cell table:number-columns-repeated="16364"/>
        </table:table-row>
        <table:table-row table:style-name="ro6">
          <table:table-cell office:value-type="float" office:value="58453" table:style-name="ce5">
            <text:p>58453</text:p>
          </table:table-cell>
          <table:table-cell office:value-type="string" table:style-name="ce6">
            <text:p>RENAN AUGUSTO GONCALVES BATISTA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PROMOTORIA DE JUSTICA CRIMINAL DE XAPURI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981.87" table:style-name="ce7">
            <text:p>6.981,87</text:p>
          </table:table-cell>
          <table:table-cell office:value-type="float" office:value="41466.57" table:style-name="ce7">
            <text:p>41.466,57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5167.94" table:style-name="ce7">
            <text:p>15.167,94</text:p>
          </table:table-cell>
          <table:table-cell office:value-type="float" office:value="26298.63" table:style-name="ce7">
            <text:p>26.298,63</text:p>
          </table:table-cell>
          <table:table-cell table:number-columns-repeated="16364"/>
        </table:table-row>
        <table:table-row table:style-name="ro6">
          <table:table-cell office:value-type="float" office:value="13921" table:style-name="ce5">
            <text:p>13921</text:p>
          </table:table-cell>
          <table:table-cell office:value-type="string" table:style-name="ce6">
            <text:p>RICARDO COELHO DE CARVALH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PROM JUST ESP DE DEF DA EDUCACAO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63.57" table:style-name="ce7">
            <text:p>37.863,57</text:p>
          </table:table-cell>
          <table:table-cell office:value-type="float" office:value="78930.600000000006" table:style-name="ce7">
            <text:p>78.930,60</text:p>
          </table:table-cell>
          <table:table-cell office:value-type="float" office:value="4999.46" table:style-name="ce7">
            <text:p>4.999,46</text:p>
          </table:table-cell>
          <table:table-cell office:value-type="float" office:value="8929.35" table:style-name="ce7">
            <text:p>8.929,35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18035.52" table:style-name="ce7">
            <text:p>18.035,52</text:p>
          </table:table-cell>
          <table:table-cell office:value-type="float" office:value="60895.08" table:style-name="ce7">
            <text:p>60.895,08</text:p>
          </table:table-cell>
          <table:table-cell table:number-columns-repeated="16364"/>
        </table:table-row>
        <table:table-row table:style-name="ro6">
          <table:table-cell office:value-type="float" office:value="7601" table:style-name="ce5">
            <text:p>7601</text:p>
          </table:table-cell>
          <table:table-cell office:value-type="string" table:style-name="ce6">
            <text:p>RITA DE CASSIA NOGUEIRA LIMA</text:p>
          </table:table-cell>
          <table:table-cell office:value-type="string" table:style-name="ce6">
            <text:p>PROCURADOR DE JUSTICA / PROCURADOR GERAL-ADJUNTO PARA ASSUNTO ADMINISTRATIVOS E<text:s/></text:p>
          </table:table-cell>
          <table:table-cell office:value-type="string" table:style-name="ce6">
            <text:p>PROC GERAL ADJ PARA ASSUNTOS ADMINISTRATIVOS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262.59" table:style-name="ce7">
            <text:p>5.262,59</text:p>
          </table:table-cell>
          <table:table-cell office:value-type="float" office:value="0" table:style-name="ce7">
            <text:p>0,00</text:p>
          </table:table-cell>
          <table:table-cell office:value-type="float" office:value="32518" table:style-name="ce7">
            <text:p>32.518,00</text:p>
          </table:table-cell>
          <table:table-cell office:value-type="float" office:value="82888.539999999994" table:style-name="ce7">
            <text:p>82.888,54</text:p>
          </table:table-cell>
          <table:table-cell office:value-type="float" office:value="5262.59" table:style-name="ce7">
            <text:p>5.262,59</text:p>
          </table:table-cell>
          <table:table-cell office:value-type="float" office:value="10569.04" table:style-name="ce7">
            <text:p>10.569,04</text:p>
          </table:table-cell>
          <table:table-cell office:value-type="float" office:value="3457.03" table:style-name="ce7">
            <text:p>3.457,03</text:p>
          </table:table-cell>
          <table:table-cell office:value-type="float" office:value="7643.13" table:style-name="ce7">
            <text:p>7.643,13</text:p>
          </table:table-cell>
          <table:table-cell office:value-type="float" office:value="26931.79" table:style-name="ce7">
            <text:p>26.931,79</text:p>
          </table:table-cell>
          <table:table-cell office:value-type="float" office:value="55956.75" table:style-name="ce7">
            <text:p>55.956,75</text:p>
          </table:table-cell>
          <table:table-cell table:number-columns-repeated="16364"/>
        </table:table-row>
        <table:table-row table:style-name="ro6">
          <table:table-cell office:value-type="float" office:value="36381" table:style-name="ce5">
            <text:p>36381</text:p>
          </table:table-cell>
          <table:table-cell office:value-type="string" table:style-name="ce6">
            <text:p>RODRIGO CURTI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 ESP DIR DIFUSO A SEGURANCA PUBLIC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8397.08" table:style-name="ce7">
            <text:p>58.397,08</text:p>
          </table:table-cell>
          <table:table-cell office:value-type="float" office:value="4999.46" table:style-name="ce7">
            <text:p>4.999,46</text:p>
          </table:table-cell>
          <table:table-cell office:value-type="float" office:value="8929.35" table:style-name="ce7">
            <text:p>8.929,35</text:p>
          </table:table-cell>
          <table:table-cell office:value-type="float" office:value="0" table:style-name="ce7">
            <text:p>0,00</text:p>
          </table:table-cell>
          <table:table-cell office:value-type="float" office:value="2055.94" table:style-name="ce7">
            <text:p>2.055,94</text:p>
          </table:table-cell>
          <table:table-cell office:value-type="float" office:value="15984.75" table:style-name="ce7">
            <text:p>15.984,75</text:p>
          </table:table-cell>
          <table:table-cell office:value-type="float" office:value="42412.33" table:style-name="ce7">
            <text:p>42.412,33</text:p>
          </table:table-cell>
          <table:table-cell table:number-columns-repeated="16364"/>
        </table:table-row>
        <table:table-row table:style-name="ro6">
          <table:table-cell office:value-type="float" office:value="43911" table:style-name="ce5">
            <text:p>43911</text:p>
          </table:table-cell>
          <table:table-cell office:value-type="string" table:style-name="ce6">
            <text:p>RODRIGO FONTOURA DE CARVALHO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6611.56" table:style-name="ce7">
            <text:p>56.611,56</text:p>
          </table:table-cell>
          <table:table-cell office:value-type="float" office:value="4999.46" table:style-name="ce7">
            <text:p>4.999,46</text:p>
          </table:table-cell>
          <table:table-cell office:value-type="float" office:value="8542.6" table:style-name="ce7">
            <text:p>8.542,60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17648.77" table:style-name="ce7">
            <text:p>17.648,77</text:p>
          </table:table-cell>
          <table:table-cell office:value-type="float" office:value="38962.79" table:style-name="ce7">
            <text:p>38.962,79</text:p>
          </table:table-cell>
          <table:table-cell table:number-columns-repeated="16364"/>
        </table:table-row>
        <table:table-row table:style-name="ro6">
          <table:table-cell office:value-type="float" office:value="37191" table:style-name="ce5">
            <text:p>37191</text:p>
          </table:table-cell>
          <table:table-cell office:value-type="string" table:style-name="ce6">
            <text:p>ROGERIO VOLTOLINI MUNOZ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7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8397.08" table:style-name="ce7">
            <text:p>58.397,08</text:p>
          </table:table-cell>
          <table:table-cell office:value-type="float" office:value="4999.46" table:style-name="ce7">
            <text:p>4.999,46</text:p>
          </table:table-cell>
          <table:table-cell office:value-type="float" office:value="8981.48" table:style-name="ce7">
            <text:p>8.981,48</text:p>
          </table:table-cell>
          <table:table-cell office:value-type="float" office:value="0" table:style-name="ce7">
            <text:p>0,00</text:p>
          </table:table-cell>
          <table:table-cell office:value-type="float" office:value="9391.0300000000007" table:style-name="ce7">
            <text:p>9.391,03</text:p>
          </table:table-cell>
          <table:table-cell office:value-type="float" office:value="23371.97" table:style-name="ce7">
            <text:p>23.371,97</text:p>
          </table:table-cell>
          <table:table-cell office:value-type="float" office:value="35025.11" table:style-name="ce7">
            <text:p>35.025,11</text:p>
          </table:table-cell>
          <table:table-cell table:number-columns-repeated="16364"/>
        </table:table-row>
        <table:table-row table:style-name="ro6">
          <table:table-cell office:value-type="float" office:value="16431" table:style-name="ce5">
            <text:p>16431</text:p>
          </table:table-cell>
          <table:table-cell office:value-type="string" table:style-name="ce6">
            <text:p>ROMEU CORDEIRO BARBOSA FILHO</text:p>
          </table:table-cell>
          <table:table-cell office:value-type="string" table:style-name="ce6">
            <text:p>PROMOTOR DE JUSTICA DE ENTRANCIA FINAL / COORDENADOR DE CAOP</text:p>
          </table:table-cell>
          <table:table-cell office:value-type="string" table:style-name="ce6">
            <text:p>9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690.53" table:style-name="ce7">
            <text:p>6.690,53</text:p>
          </table:table-cell>
          <table:table-cell office:value-type="float" office:value="0" table:style-name="ce7">
            <text:p>0,00</text:p>
          </table:table-cell>
          <table:table-cell office:value-type="float" office:value="53159.55" table:style-name="ce7">
            <text:p>53.159,55</text:p>
          </table:table-cell>
          <table:table-cell office:value-type="float" office:value="100917.11" table:style-name="ce7">
            <text:p>100.917,11</text:p>
          </table:table-cell>
          <table:table-cell office:value-type="float" office:value="4999.46" table:style-name="ce7">
            <text:p>4.999,46</text:p>
          </table:table-cell>
          <table:table-cell office:value-type="float" office:value="10356.34" table:style-name="ce7">
            <text:p>10.356,34</text:p>
          </table:table-cell>
          <table:table-cell office:value-type="float" office:value="0" table:style-name="ce7">
            <text:p>0,00</text:p>
          </table:table-cell>
          <table:table-cell office:value-type="float" office:value="5040.03" table:style-name="ce7">
            <text:p>5.040,03</text:p>
          </table:table-cell>
          <table:table-cell office:value-type="float" office:value="20395.830000000002" table:style-name="ce7">
            <text:p>20.395,83</text:p>
          </table:table-cell>
          <table:table-cell office:value-type="float" office:value="80521.279999999999" table:style-name="ce7">
            <text:p>80.521,28</text:p>
          </table:table-cell>
          <table:table-cell table:number-columns-repeated="16364"/>
        </table:table-row>
        <table:table-row table:style-name="ro6">
          <table:table-cell office:value-type="float" office:value="6801" table:style-name="ce5">
            <text:p>6801</text:p>
          </table:table-cell>
          <table:table-cell office:value-type="string" table:style-name="ce6">
            <text:p>SAMMY BARBOSA LOPES</text:p>
          </table:table-cell>
          <table:table-cell office:value-type="string" table:style-name="ce6">
            <text:p>PROCURADOR DE JUSTICA / COORDENADOR DE GRUPO DE ATUAÇÃO ESPECIAL</text:p>
          </table:table-cell>
          <table:table-cell office:value-type="string" table:style-name="ce6">
            <text:p>6 PROCURADORIA DE JUSTICA CRIMINAL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0" table:style-name="ce7">
            <text:p>0,00</text:p>
          </table:table-cell>
          <table:table-cell office:value-type="float" office:value="7517.99" table:style-name="ce7">
            <text:p>7.517,9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604.4" table:style-name="ce7">
            <text:p>53.604,40</text:p>
          </table:table-cell>
          <table:table-cell office:value-type="float" office:value="98712.35" table:style-name="ce7">
            <text:p>98.712,35</text:p>
          </table:table-cell>
          <table:table-cell office:value-type="float" office:value="5262.59" table:style-name="ce7">
            <text:p>5.262,59</text:p>
          </table:table-cell>
          <table:table-cell office:value-type="float" office:value="9069.69" table:style-name="ce7">
            <text:p>9.069,69</text:p>
          </table:table-cell>
          <table:table-cell office:value-type="float" office:value="3457.03" table:style-name="ce7">
            <text:p>3.457,03</text:p>
          </table:table-cell>
          <table:table-cell office:value-type="float" office:value="5956.6" table:style-name="ce7">
            <text:p>5.956,60</text:p>
          </table:table-cell>
          <table:table-cell office:value-type="float" office:value="23745.91" table:style-name="ce7">
            <text:p>23.745,91</text:p>
          </table:table-cell>
          <table:table-cell office:value-type="float" office:value="74966.44" table:style-name="ce7">
            <text:p>74.966,44</text:p>
          </table:table-cell>
          <table:table-cell table:number-columns-repeated="16364"/>
        </table:table-row>
        <table:table-row table:style-name="ro6">
          <table:table-cell office:value-type="float" office:value="1161" table:style-name="ce5">
            <text:p>1161</text:p>
          </table:table-cell>
          <table:table-cell office:value-type="string" table:style-name="ce6">
            <text:p>SAMOEL MARTINS EVANGELISTA</text:p>
          </table:table-cell>
          <table:table-cell office:value-type="string" table:style-name="ce6">
            <text:p>INTEG DO QUADRO DE OUTRO ORGAO / INTEG DO QUADRO DE OUTRO ORGAO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CURADORES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0" table:style-name="ce7">
            <text:p>0,00</text:p>
          </table:table-cell>
          <table:table-cell office:value-type="float" office:value="10000" table:style-name="ce7">
            <text:p>10.000,00</text:p>
          </table:table-cell>
          <table:table-cell office:value-type="float" office:value="1400" table:style-name="ce7">
            <text:p>1.400,00</text:p>
          </table:table-cell>
          <table:table-cell office:value-type="float" office:value="1480.04" table:style-name="ce7">
            <text:p>1.480,0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80.04" table:style-name="ce7">
            <text:p>2.880,04</text:p>
          </table:table-cell>
          <table:table-cell office:value-type="float" office:value="7119.96" table:style-name="ce7">
            <text:p>7.119,96</text:p>
          </table:table-cell>
          <table:table-cell table:number-columns-repeated="16364"/>
        </table:table-row>
        <table:table-row table:style-name="ro6">
          <table:table-cell office:value-type="float" office:value="16511" table:style-name="ce5">
            <text:p>16511</text:p>
          </table:table-cell>
          <table:table-cell office:value-type="string" table:style-name="ce6">
            <text:p>SIBERMAN MADEIRA DE HOLANDA FILH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4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3040.51" table:style-name="ce7">
            <text:p>53.040,51</text:p>
          </table:table-cell>
          <table:table-cell office:value-type="float" office:value="4999.46" table:style-name="ce7">
            <text:p>4.999,46</text:p>
          </table:table-cell>
          <table:table-cell office:value-type="float" office:value="7456.29" table:style-name="ce7">
            <text:p>7.456,29</text:p>
          </table:table-cell>
          <table:table-cell office:value-type="float" office:value="0" table:style-name="ce7">
            <text:p>0,00</text:p>
          </table:table-cell>
          <table:table-cell office:value-type="float" office:value="7525.32" table:style-name="ce7">
            <text:p>7.525,32</text:p>
          </table:table-cell>
          <table:table-cell office:value-type="float" office:value="19981.07" table:style-name="ce7">
            <text:p>19.981,07</text:p>
          </table:table-cell>
          <table:table-cell office:value-type="float" office:value="33059.440000000002" table:style-name="ce7">
            <text:p>33.059,44</text:p>
          </table:table-cell>
          <table:table-cell table:number-columns-repeated="16364"/>
        </table:table-row>
        <table:table-row table:style-name="ro6">
          <table:table-cell office:value-type="float" office:value="16601" table:style-name="ce5">
            <text:p>16601</text:p>
          </table:table-cell>
          <table:table-cell office:value-type="string" table:style-name="ce6">
            <text:p>TALES FONSECA TRANIN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4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378.02" table:style-name="ce7">
            <text:p>27.378,02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46533.279999999999" table:style-name="ce7">
            <text:p>46.533,28</text:p>
          </table:table-cell>
          <table:table-cell office:value-type="float" office:value="114978.33" table:style-name="ce7">
            <text:p>114.978,33</text:p>
          </table:table-cell>
          <table:table-cell office:value-type="float" office:value="4999.46" table:style-name="ce7">
            <text:p>4.999,46</text:p>
          </table:table-cell>
          <table:table-cell office:value-type="float" office:value="14450.12" table:style-name="ce7">
            <text:p>14.450,12</text:p>
          </table:table-cell>
          <table:table-cell office:value-type="float" office:value="0" table:style-name="ce7">
            <text:p>0,00</text:p>
          </table:table-cell>
          <table:table-cell office:value-type="float" office:value="1291.02" table:style-name="ce7">
            <text:p>1.291,02</text:p>
          </table:table-cell>
          <table:table-cell office:value-type="float" office:value="20740.599999999999" table:style-name="ce7">
            <text:p>20.740,60</text:p>
          </table:table-cell>
          <table:table-cell office:value-type="float" office:value="94237.73" table:style-name="ce7">
            <text:p>94.237,73</text:p>
          </table:table-cell>
          <table:table-cell table:number-columns-repeated="16364"/>
        </table:table-row>
        <table:table-row table:style-name="ro6">
          <table:table-cell office:value-type="float" office:value="43891" table:style-name="ce5">
            <text:p>43891</text:p>
          </table:table-cell>
          <table:table-cell office:value-type="string" table:style-name="ce6">
            <text:p>TEOTONIO RODRIGUES SOARES JUNIOR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5 PROMOTORIA DE JUSTICA CRIMIN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582.07" table:style-name="ce7">
            <text:p>35.582,07</text:p>
          </table:table-cell>
          <table:table-cell office:value-type="float" office:value="76649.100000000006" table:style-name="ce7">
            <text:p>76.649,10</text:p>
          </table:table-cell>
          <table:table-cell office:value-type="float" office:value="4999.46" table:style-name="ce7">
            <text:p>4.999,46</text:p>
          </table:table-cell>
          <table:table-cell office:value-type="float" office:value="8929.35" table:style-name="ce7">
            <text:p>8.929,35</text:p>
          </table:table-cell>
          <table:table-cell office:value-type="float" office:value="0" table:style-name="ce7">
            <text:p>0,00</text:p>
          </table:table-cell>
          <table:table-cell office:value-type="float" office:value="5652.19" table:style-name="ce7">
            <text:p>5.652,19</text:p>
          </table:table-cell>
          <table:table-cell office:value-type="float" office:value="19581" table:style-name="ce7">
            <text:p>19.581,00</text:p>
          </table:table-cell>
          <table:table-cell office:value-type="float" office:value="57068.1" table:style-name="ce7">
            <text:p>57.068,10</text:p>
          </table:table-cell>
          <table:table-cell table:number-columns-repeated="16364"/>
        </table:table-row>
        <table:table-row table:style-name="ro6">
          <table:table-cell office:value-type="float" office:value="54751" table:style-name="ce5">
            <text:p>54751</text:p>
          </table:table-cell>
          <table:table-cell office:value-type="string" table:style-name="ce6">
            <text:p>THALLES FERREIRA COSTA</text:p>
          </table:table-cell>
          <table:table-cell office:value-type="string" table:style-name="ce6">
            <text:p>PROMOTOR DE JUSTICA DE ENTRANCIA FINAL / GESTOR DE UNIDADE ADMINISTRATIVA - GUA</text:p>
          </table:table-cell>
          <table:table-cell office:value-type="string" table:style-name="ce6">
            <text:p>PROMOTORIA CRIMINAL DE SENA MADUREIR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3571.05" table:style-name="ce7">
            <text:p>3.571,0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6970.81" table:style-name="ce7">
            <text:p>36.970,81</text:p>
          </table:table-cell>
          <table:table-cell office:value-type="float" office:value="76252.320000000007" table:style-name="ce7">
            <text:p>76.252,32</text:p>
          </table:table-cell>
          <table:table-cell office:value-type="float" office:value="4999.46" table:style-name="ce7">
            <text:p>4.999,46</text:p>
          </table:table-cell>
          <table:table-cell office:value-type="float" office:value="8542.6" table:style-name="ce7">
            <text:p>8.542,60</text:p>
          </table:table-cell>
          <table:table-cell office:value-type="float" office:value="0" table:style-name="ce7">
            <text:p>0,00</text:p>
          </table:table-cell>
          <table:table-cell office:value-type="float" office:value="13753.1" table:style-name="ce7">
            <text:p>13.753,10</text:p>
          </table:table-cell>
          <table:table-cell office:value-type="float" office:value="27295.16" table:style-name="ce7">
            <text:p>27.295,16</text:p>
          </table:table-cell>
          <table:table-cell office:value-type="float" office:value="48957.16" table:style-name="ce7">
            <text:p>48.957,16</text:p>
          </table:table-cell>
          <table:table-cell table:number-columns-repeated="16364"/>
        </table:table-row>
        <table:table-row table:style-name="ro6">
          <table:table-cell office:value-type="float" office:value="56191" table:style-name="ce5">
            <text:p>56191</text:p>
          </table:table-cell>
          <table:table-cell office:value-type="string" table:style-name="ce6">
            <text:p>THIAGO MARQUES SALOMAO</text:p>
          </table:table-cell>
          <table:table-cell office:value-type="string" table:style-name="ce6">
            <text:p>PROMOTOR DE JUSTICA DE ENTRANCIA INICIAL / GESTOR DE UNIDADE ADMINISTRATIVA - GUA</text:p>
          </table:table-cell>
          <table:table-cell office:value-type="string" table:style-name="ce6">
            <text:p>PROMOTORIA DE JUSTICA CRIMINAL DE XAPURI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3392.49" table:style-name="ce7">
            <text:p>3.392,4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151.490000000002" table:style-name="ce7">
            <text:p>17.151,49</text:p>
          </table:table-cell>
          <table:table-cell office:value-type="float" office:value="54468.91" table:style-name="ce7">
            <text:p>54.468,91</text:p>
          </table:table-cell>
          <table:table-cell office:value-type="float" office:value="4749.49" table:style-name="ce7">
            <text:p>4.749,49</text:p>
          </table:table-cell>
          <table:table-cell office:value-type="float" office:value="7966.95" table:style-name="ce7">
            <text:p>7.966,95</text:p>
          </table:table-cell>
          <table:table-cell office:value-type="float" office:value="0" table:style-name="ce7">
            <text:p>0,00</text:p>
          </table:table-cell>
          <table:table-cell office:value-type="float" office:value="4201.3599999999997" table:style-name="ce7">
            <text:p>4.201,36</text:p>
          </table:table-cell>
          <table:table-cell office:value-type="float" office:value="16917.8" table:style-name="ce7">
            <text:p>16.917,80</text:p>
          </table:table-cell>
          <table:table-cell office:value-type="float" office:value="37551.11" table:style-name="ce7">
            <text:p>37.551,11</text:p>
          </table:table-cell>
          <table:table-cell table:number-columns-repeated="16364"/>
        </table:table-row>
        <table:table-row table:style-name="ro6">
          <table:table-cell office:value-type="float" office:value="941" table:style-name="ce5">
            <text:p>941</text:p>
          </table:table-cell>
          <table:table-cell office:value-type="string" table:style-name="ce6">
            <text:p>UBIRAJARA BRAGA DE ALBUQUERQUE</text:p>
          </table:table-cell>
          <table:table-cell office:value-type="string" table:style-name="ce6">
            <text:p>PROCURADOR DE JUSTICA / OUVIDOR-GERAL</text:p>
          </table:table-cell>
          <table:table-cell office:value-type="string" table:style-name="ce6">
            <text:p>1 PROCURADORIA DE JUSTICA ESPECIALIZADA</text:p>
          </table:table-cell>
          <table:table-cell office:value-type="string" table:style-name="ce6">
            <text:p>MEMBROS PROCURADORES</text:p>
          </table:table-cell>
          <table:table-cell office:value-type="float" office:value="37589.96" table:style-name="ce7">
            <text:p>37.589,96</text:p>
          </table:table-cell>
          <table:table-cell office:value-type="float" office:value="2437.5" table:style-name="ce7">
            <text:p>2.437,50</text:p>
          </table:table-cell>
          <table:table-cell office:value-type="float" office:value="7517.99" table:style-name="ce7">
            <text:p>7.517,9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603.84" table:style-name="ce7">
            <text:p>5.603,84</text:p>
          </table:table-cell>
          <table:table-cell office:value-type="float" office:value="0" table:style-name="ce7">
            <text:p>0,00</text:p>
          </table:table-cell>
          <table:table-cell office:value-type="float" office:value="67950.86" table:style-name="ce7">
            <text:p>67.950,86</text:p>
          </table:table-cell>
          <table:table-cell office:value-type="float" office:value="121100.15" table:style-name="ce7">
            <text:p>121.100,15</text:p>
          </table:table-cell>
          <table:table-cell office:value-type="float" office:value="5603.84" table:style-name="ce7">
            <text:p>5.603,84</text:p>
          </table:table-cell>
          <table:table-cell office:value-type="float" office:value="7053.48" table:style-name="ce7">
            <text:p>7.053,48</text:p>
          </table:table-cell>
          <table:table-cell office:value-type="float" office:value="5894.53" table:style-name="ce7">
            <text:p>5.894,53</text:p>
          </table:table-cell>
          <table:table-cell office:value-type="float" office:value="24121.49" table:style-name="ce7">
            <text:p>24.121,49</text:p>
          </table:table-cell>
          <table:table-cell office:value-type="float" office:value="42673.34" table:style-name="ce7">
            <text:p>42.673,34</text:p>
          </table:table-cell>
          <table:table-cell office:value-type="float" office:value="78426.81" table:style-name="ce7">
            <text:p>78.426,81</text:p>
          </table:table-cell>
          <table:table-cell table:number-columns-repeated="16364"/>
        </table:table-row>
        <table:table-row table:style-name="ro6">
          <table:table-cell office:value-type="float" office:value="56271" table:style-name="ce5">
            <text:p>56271</text:p>
          </table:table-cell>
          <table:table-cell office:value-type="string" table:style-name="ce6">
            <text:p>VANDERLEI BATISTA CERQUEIRA</text:p>
          </table:table-cell>
          <table:table-cell office:value-type="string" table:style-name="ce6">
            <text:p>PROMOTOR DE JUSTICA DE ENTRANCIA INICIAL / PROMOTOR DE JUSTICA DE ENTRANCIA INICIAL</text:p>
          </table:table-cell>
          <table:table-cell office:value-type="string" table:style-name="ce6">
            <text:p>PROMOTORIA DE JUSTICA CUMULATIVA DE CAPIXABA</text:p>
          </table:table-cell>
          <table:table-cell office:value-type="string" table:style-name="ce6">
            <text:p>MEMBROS PROMOTORES</text:p>
          </table:table-cell>
          <table:table-cell office:value-type="float" office:value="33924.93" table:style-name="ce7">
            <text:p>33.924,9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883.83" table:style-name="ce7">
            <text:p>883,83</text:p>
          </table:table-cell>
          <table:table-cell office:value-type="float" office:value="17151.490000000002" table:style-name="ce7">
            <text:p>17.151,49</text:p>
          </table:table-cell>
          <table:table-cell office:value-type="float" office:value="51960.25" table:style-name="ce7">
            <text:p>51.960,25</text:p>
          </table:table-cell>
          <table:table-cell office:value-type="float" office:value="4749.49" table:style-name="ce7">
            <text:p>4.749,49</text:p>
          </table:table-cell>
          <table:table-cell office:value-type="float" office:value="7277.06" table:style-name="ce7">
            <text:p>7.277,06</text:p>
          </table:table-cell>
          <table:table-cell office:value-type="float" office:value="0" table:style-name="ce7">
            <text:p>0,00</text:p>
          </table:table-cell>
          <table:table-cell office:value-type="float" office:value="8109.08" table:style-name="ce7">
            <text:p>8.109,08</text:p>
          </table:table-cell>
          <table:table-cell office:value-type="float" office:value="20135.63" table:style-name="ce7">
            <text:p>20.135,63</text:p>
          </table:table-cell>
          <table:table-cell office:value-type="float" office:value="31824.62" table:style-name="ce7">
            <text:p>31.824,62</text:p>
          </table:table-cell>
          <table:table-cell table:number-columns-repeated="16364"/>
        </table:table-row>
        <table:table-row table:style-name="ro6">
          <table:table-cell office:value-type="float" office:value="43871" table:style-name="ce5">
            <text:p>43871</text:p>
          </table:table-cell>
          <table:table-cell office:value-type="string" table:style-name="ce6">
            <text:p>VANESSA DE MACEDO MUNIZ</text:p>
          </table:table-cell>
          <table:table-cell office:value-type="string" table:style-name="ce6">
            <text:p>PROMOTOR DE JUSTICA DE ENTRANCIA FINAL / COORDENADOR DO NATECA</text:p>
          </table:table-cell>
          <table:table-cell office:value-type="string" table:style-name="ce6">
            <text:p>PROM ESP DE EXEC MEDIDAS SOCIOEDUCATIVAS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37863.57" table:style-name="ce7">
            <text:p>37.863,57</text:p>
          </table:table-cell>
          <table:table-cell office:value-type="float" office:value="78930.600000000006" table:style-name="ce7">
            <text:p>78.930,60</text:p>
          </table:table-cell>
          <table:table-cell office:value-type="float" office:value="4999.46" table:style-name="ce7">
            <text:p>4.999,46</text:p>
          </table:table-cell>
          <table:table-cell office:value-type="float" office:value="8929.35" table:style-name="ce7">
            <text:p>8.929,35</text:p>
          </table:table-cell>
          <table:table-cell office:value-type="float" office:value="0" table:style-name="ce7">
            <text:p>0,00</text:p>
          </table:table-cell>
          <table:table-cell office:value-type="float" office:value="4712.6400000000003" table:style-name="ce7">
            <text:p>4.712,64</text:p>
          </table:table-cell>
          <table:table-cell office:value-type="float" office:value="18641.45" table:style-name="ce7">
            <text:p>18.641,45</text:p>
          </table:table-cell>
          <table:table-cell office:value-type="float" office:value="60289.15" table:style-name="ce7">
            <text:p>60.289,15</text:p>
          </table:table-cell>
          <table:table-cell table:number-columns-repeated="16364"/>
        </table:table-row>
        <table:table-row table:style-name="ro6">
          <table:table-cell office:value-type="float" office:value="36701" table:style-name="ce5">
            <text:p>36701</text:p>
          </table:table-cell>
          <table:table-cell office:value-type="string" table:style-name="ce6">
            <text:p>VINICIUS MENANDRO EVANGELISTA DE SOUZA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PROM ESP DE DEFESA DA PESSOA IDOSA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1137.03" table:style-name="ce7">
            <text:p>41.137,03</text:p>
          </table:table-cell>
          <table:table-cell office:value-type="float" office:value="76847.490000000005" table:style-name="ce7">
            <text:p>76.847,49</text:p>
          </table:table-cell>
          <table:table-cell office:value-type="float" office:value="4999.46" table:style-name="ce7">
            <text:p>4.999,46</text:p>
          </table:table-cell>
          <table:table-cell office:value-type="float" office:value="5492.21" table:style-name="ce7">
            <text:p>5.492,21</text:p>
          </table:table-cell>
          <table:table-cell office:value-type="float" office:value="0" table:style-name="ce7">
            <text:p>0,00</text:p>
          </table:table-cell>
          <table:table-cell office:value-type="float" office:value="20745.22" table:style-name="ce7">
            <text:p>20.745,22</text:p>
          </table:table-cell>
          <table:table-cell office:value-type="float" office:value="31236.89" table:style-name="ce7">
            <text:p>31.236,89</text:p>
          </table:table-cell>
          <table:table-cell office:value-type="float" office:value="45610.6" table:style-name="ce7">
            <text:p>45.610,60</text:p>
          </table:table-cell>
          <table:table-cell table:number-columns-repeated="16364"/>
        </table:table-row>
        <table:table-row table:style-name="ro6">
          <table:table-cell office:value-type="float" office:value="13411" table:style-name="ce5">
            <text:p>13411</text:p>
          </table:table-cell>
          <table:table-cell office:value-type="string" table:style-name="ce6">
            <text:p>WALDIRENE OLIVEIRA DA CRUZ LIMA CORDEIRO</text:p>
          </table:table-cell>
          <table:table-cell office:value-type="string" table:style-name="ce6">
            <text:p>INTEG DO QUADRO DE OUTRO ORGAO / INTEG DO QUADRO DE OUTRO ORGAO</text:p>
          </table:table-cell>
          <table:table-cell office:value-type="string" table:style-name="ce6">
            <text:p>PROCURADORIA GERAL DE JUSTICA</text:p>
          </table:table-cell>
          <table:table-cell office:value-type="string" table:style-name="ce6">
            <text:p>MEMBROS PROMOTORES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14800" table:style-name="ce7">
            <text:p>14.80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800" table:style-name="ce7">
            <text:p>14.800,00</text:p>
          </table:table-cell>
          <table:table-cell table:number-columns-repeated="16364"/>
        </table:table-row>
        <table:table-row table:style-name="ro6">
          <table:table-cell office:value-type="float" office:value="43672" table:style-name="ce5">
            <text:p>43672</text:p>
          </table:table-cell>
          <table:table-cell office:value-type="string" table:style-name="ce6">
            <text:p>WALTER TEIXEIRA FILHO</text:p>
          </table:table-cell>
          <table:table-cell office:value-type="string" table:style-name="ce6">
            <text:p>PROMOTOR DE JUSTICA DE ENTRANCIA FINAL / PROMOTOR DE JUSTICA DE ENTRANCIA FINAL</text:p>
          </table:table-cell>
          <table:table-cell office:value-type="string" table:style-name="ce6">
            <text:p>3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63.57" table:style-name="ce7">
            <text:p>37.863,57</text:p>
          </table:table-cell>
          <table:table-cell office:value-type="float" office:value="78930.600000000006" table:style-name="ce7">
            <text:p>78.930,60</text:p>
          </table:table-cell>
          <table:table-cell office:value-type="float" office:value="4999.46" table:style-name="ce7">
            <text:p>4.999,46</text:p>
          </table:table-cell>
          <table:table-cell office:value-type="float" office:value="9033.6200000000008" table:style-name="ce7">
            <text:p>9.033,6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4033.08" table:style-name="ce7">
            <text:p>14.033,08</text:p>
          </table:table-cell>
          <table:table-cell office:value-type="float" office:value="64897.52" table:style-name="ce7">
            <text:p>64.897,52</text:p>
          </table:table-cell>
          <table:table-cell table:number-columns-repeated="16364"/>
        </table:table-row>
        <table:table-row table:style-name="ro6">
          <table:table-cell office:value-type="float" office:value="58462" table:style-name="ce5">
            <text:p>58462</text:p>
          </table:table-cell>
          <table:table-cell office:value-type="string" table:style-name="ce6">
            <text:p>WASHINGTON GUEDES PEQUENO</text:p>
          </table:table-cell>
          <table:table-cell office:value-type="string" table:style-name="ce6">
            <text:p>PROMOTOR DE JUSTICA SUBSTITUTO / GESTOR DE UNIDADE ADMINISTRATIVA - GUA</text:p>
          </table:table-cell>
          <table:table-cell office:value-type="string" table:style-name="ce6">
            <text:p>PROMOTORIA DE JUSTICA CRIMINAL DE TARAUACA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6981.87" table:style-name="ce7">
            <text:p>6.981,87</text:p>
          </table:table-cell>
          <table:table-cell office:value-type="float" office:value="41466.57" table:style-name="ce7">
            <text:p>41.466,57</text:p>
          </table:table-cell>
          <table:table-cell office:value-type="float" office:value="3152.35" table:style-name="ce7">
            <text:p>3.152,35</text:p>
          </table:table-cell>
          <table:table-cell office:value-type="float" office:value="8309.2900000000009" table:style-name="ce7">
            <text:p>8.309,29</text:p>
          </table:table-cell>
          <table:table-cell office:value-type="float" office:value="0" table:style-name="ce7">
            <text:p>0,00</text:p>
          </table:table-cell>
          <table:table-cell office:value-type="float" office:value="3706.3" table:style-name="ce7">
            <text:p>3.706,30</text:p>
          </table:table-cell>
          <table:table-cell office:value-type="float" office:value="15167.94" table:style-name="ce7">
            <text:p>15.167,94</text:p>
          </table:table-cell>
          <table:table-cell office:value-type="float" office:value="26298.63" table:style-name="ce7">
            <text:p>26.298,63</text:p>
          </table:table-cell>
          <table:table-cell table:number-columns-repeated="16364"/>
        </table:table-row>
        <table:table-row table:style-name="ro6">
          <table:table-cell office:value-type="float" office:value="43791" table:style-name="ce5">
            <text:p>43791</text:p>
          </table:table-cell>
          <table:table-cell office:value-type="string" table:style-name="ce6">
            <text:p>WASHINGTON NILTON MEDEIROS MOREIRA</text:p>
          </table:table-cell>
          <table:table-cell office:value-type="string" table:style-name="ce6">
            <text:p>PROMOTOR DE JUSTICA DE ENTRANCIA FINAL / PROMOTOR CORREGEDOR</text:p>
          </table:table-cell>
          <table:table-cell office:value-type="string" table:style-name="ce6">
            <text:p>CORREGEDORIA GERA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330.05" table:style-name="ce7">
            <text:p>17.330,05</text:p>
          </table:table-cell>
          <table:table-cell office:value-type="float" office:value="58397.08" table:style-name="ce7">
            <text:p>58.397,08</text:p>
          </table:table-cell>
          <table:table-cell office:value-type="float" office:value="4999.46" table:style-name="ce7">
            <text:p>4.999,46</text:p>
          </table:table-cell>
          <table:table-cell office:value-type="float" office:value="8825.07" table:style-name="ce7">
            <text:p>8.825,07</text:p>
          </table:table-cell>
          <table:table-cell office:value-type="float" office:value="0" table:style-name="ce7">
            <text:p>0,00</text:p>
          </table:table-cell>
          <table:table-cell office:value-type="float" office:value="6020.7" table:style-name="ce7">
            <text:p>6.020,70</text:p>
          </table:table-cell>
          <table:table-cell office:value-type="float" office:value="19845.23" table:style-name="ce7">
            <text:p>19.845,23</text:p>
          </table:table-cell>
          <table:table-cell office:value-type="float" office:value="38551.85" table:style-name="ce7">
            <text:p>38.551,85</text:p>
          </table:table-cell>
          <table:table-cell table:number-columns-repeated="16364"/>
        </table:table-row>
        <table:table-row table:style-name="ro6">
          <table:table-cell office:value-type="float" office:value="58459" table:style-name="ce5">
            <text:p>58459</text:p>
          </table:table-cell>
          <table:table-cell office:value-type="string" table:style-name="ce6">
            <text:p>WENDELSON MENDONCA DA CUNHA</text:p>
          </table:table-cell>
          <table:table-cell office:value-type="string" table:style-name="ce6">
            <text:p>PROMOTOR DE JUSTICA SUBSTITUTO / PROMOTOR DE JUSTICA SUBSTITUTO</text:p>
          </table:table-cell>
          <table:table-cell office:value-type="string" table:style-name="ce6">
            <text:p>PROMOTORIA DE JUSTICA CUMULATIVA DE MANOEL URBANO</text:p>
          </table:table-cell>
          <table:table-cell office:value-type="string" table:style-name="ce6">
            <text:p>MEMBROS PROMOTORES</text:p>
          </table:table-cell>
          <table:table-cell office:value-type="float" office:value="32228.69" table:style-name="ce7">
            <text:p>32.228,69</text:p>
          </table:table-cell>
          <table:table-cell office:value-type="float" office:value="0" table:style-name="ce7">
            <text:p>0,00</text:p>
          </table:table-cell>
          <table:table-cell office:value-type="float" office:value="2256.0100000000002" table:style-name="ce7">
            <text:p>2.256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9217.57" table:style-name="ce7">
            <text:p>9.217,57</text:p>
          </table:table-cell>
          <table:table-cell office:value-type="float" office:value="43702.27" table:style-name="ce7">
            <text:p>43.702,27</text:p>
          </table:table-cell>
          <table:table-cell office:value-type="float" office:value="3152.35" table:style-name="ce7">
            <text:p>3.152,35</text:p>
          </table:table-cell>
          <table:table-cell office:value-type="float" office:value="8152.88" table:style-name="ce7">
            <text:p>8.152,88</text:p>
          </table:table-cell>
          <table:table-cell office:value-type="float" office:value="0" table:style-name="ce7">
            <text:p>0,00</text:p>
          </table:table-cell>
          <table:table-cell office:value-type="float" office:value="4150.88" table:style-name="ce7">
            <text:p>4.150,88</text:p>
          </table:table-cell>
          <table:table-cell office:value-type="float" office:value="15456.11" table:style-name="ce7">
            <text:p>15.456,11</text:p>
          </table:table-cell>
          <table:table-cell office:value-type="float" office:value="28246.16" table:style-name="ce7">
            <text:p>28.246,16</text:p>
          </table:table-cell>
          <table:table-cell table:number-columns-repeated="16364"/>
        </table:table-row>
        <table:table-row table:style-name="ro6">
          <table:table-cell office:value-type="float" office:value="43901" table:style-name="ce5">
            <text:p>43901</text:p>
          </table:table-cell>
          <table:table-cell office:value-type="string" table:style-name="ce6">
            <text:p>WENDY TAKAO HAMANO</text:p>
          </table:table-cell>
          <table:table-cell office:value-type="string" table:style-name="ce6">
            <text:p>PROMOTOR DE JUSTICA DE ENTRANCIA FINAL / PROMOTOR ASSESSOR</text:p>
          </table:table-cell>
          <table:table-cell office:value-type="string" table:style-name="ce6">
            <text:p>6 PROMOTORIA DE JUSTICA CIVEL</text:p>
          </table:table-cell>
          <table:table-cell office:value-type="string" table:style-name="ce6">
            <text:p>MEMBROS PROMOTORES</text:p>
          </table:table-cell>
          <table:table-cell office:value-type="float" office:value="35710.46" table:style-name="ce7">
            <text:p>35.710,46</text:p>
          </table:table-cell>
          <table:table-cell office:value-type="float" office:value="0" table:style-name="ce7">
            <text:p>0,00</text:p>
          </table:table-cell>
          <table:table-cell office:value-type="float" office:value="5356.57" table:style-name="ce7">
            <text:p>5.356,5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7863.57" table:style-name="ce7">
            <text:p>37.863,57</text:p>
          </table:table-cell>
          <table:table-cell office:value-type="float" office:value="78930.600000000006" table:style-name="ce7">
            <text:p>78.930,60</text:p>
          </table:table-cell>
          <table:table-cell office:value-type="float" office:value="4999.46" table:style-name="ce7">
            <text:p>4.999,46</text:p>
          </table:table-cell>
          <table:table-cell office:value-type="float" office:value="8929.35" table:style-name="ce7">
            <text:p>8.929,35</text:p>
          </table:table-cell>
          <table:table-cell office:value-type="float" office:value="0" table:style-name="ce7">
            <text:p>0,00</text:p>
          </table:table-cell>
          <table:table-cell office:value-type="float" office:value="4106.71" table:style-name="ce7">
            <text:p>4.106,71</text:p>
          </table:table-cell>
          <table:table-cell office:value-type="float" office:value="18035.52" table:style-name="ce7">
            <text:p>18.035,52</text:p>
          </table:table-cell>
          <table:table-cell office:value-type="float" office:value="60895.08" table:style-name="ce7">
            <text:p>60.895,08</text:p>
          </table:table-cell>
          <table:table-cell table:number-columns-repeated="16364"/>
        </table:table-row>
        <table:table-row table:style-name="ro7">
          <table:table-cell office:value-type="string" table:style-name="ce8">
            <text:p>Total Geral</text:p>
          </table:table-cell>
          <table:table-cell office:value-type="float" office:value="91" table:style-name="ce9">
            <text:p>91</text:p>
          </table:table-cell>
          <table:table-cell table:number-columns-repeated="3" table:style-name="ce10"/>
          <table:table-cell office:value-type="float" office:value="3115014.02" table:style-name="ce11">
            <text:p>3.115.014,02</text:p>
          </table:table-cell>
          <table:table-cell office:value-type="float" office:value="6849.6" table:style-name="ce11">
            <text:p>6.849,60</text:p>
          </table:table-cell>
          <table:table-cell office:value-type="float" office:value="292861.13" table:style-name="ce11">
            <text:p>292.861,13</text:p>
          </table:table-cell>
          <table:table-cell office:value-type="float" office:value="10991.02" table:style-name="ce11">
            <text:p>10.991,02</text:p>
          </table:table-cell>
          <table:table-cell office:value-type="float" office:value="141453.10999999999" table:style-name="ce11">
            <text:p>141.453,11</text:p>
          </table:table-cell>
          <table:table-cell office:value-type="float" office:value="79484.91" table:style-name="ce11">
            <text:p>79.484,91</text:p>
          </table:table-cell>
          <table:table-cell office:value-type="float" office:value="157210.19" table:style-name="ce11">
            <text:p>157.210,19</text:p>
          </table:table-cell>
          <table:table-cell office:value-type="float" office:value="2475080.73" table:style-name="ce11">
            <text:p>2.475.080,73</text:p>
          </table:table-cell>
          <table:table-cell office:value-type="float" office:value="6278944.71" table:style-name="ce11">
            <text:p>6.278.944,71</text:p>
          </table:table-cell>
          <table:table-cell office:value-type="float" office:value="436899.46" table:style-name="ce11">
            <text:p>436.899,46</text:p>
          </table:table-cell>
          <table:table-cell office:value-type="float" office:value="794628.19" table:style-name="ce11">
            <text:p>794.628,19</text:p>
          </table:table-cell>
          <table:table-cell office:value-type="float" office:value="44445.62" table:style-name="ce11">
            <text:p>44.445,62</text:p>
          </table:table-cell>
          <table:table-cell office:value-type="float" office:value="691101.67" table:style-name="ce11">
            <text:p>691.101,67</text:p>
          </table:table-cell>
          <table:table-cell office:value-type="float" office:value="1967074.94" table:style-name="ce11">
            <text:p>1.967.074,94</text:p>
          </table:table-cell>
          <table:table-cell office:value-type="float" office:value="4311869.7699999996" table:style-name="ce11">
            <text:p>4.311.869,77</text:p>
          </table:table-cell>
          <table:table-cell table:number-columns-repeated="16364"/>
        </table:table-row>
        <table:table-row table:style-name="ro8">
          <table:table-cell office:value-type="string" table:style-name="ce12">
            <text:p>Data da última atualização:</text:p>
          </table:table-cell>
          <table:table-cell office:value-type="string" table:number-columns-spanned="19" table:number-rows-spanned="1" table:style-name="ce19">
            <text:p>Setembro de 2023</text:p>
          </table:table-cell>
          <table:covered-table-cell table:number-columns-repeated="18"/>
          <table:table-cell table:number-columns-repeated="16364"/>
        </table:table-row>
        <table:table-row table:style-name="ro9">
          <table:table-cell office:value-type="string" table:number-columns-spanned="20" table:number-rows-spanned="1" table:style-name="ce20">
            <text:p>(1) Remuneração do cargo efetivo - Vencimento, GAMPU, V.P.I, Adicionais de Qualificação, G.A.E e G.A.S, além de outras desta natureza.</text:p>
            <text:p>(2) V.P.N.I., Adicional por tempo de serviço, quintos, décimos e vantagens decorrentes de sentença judicial ou extensão administrativa.</text:p>
            <text:p>(3) Rubricas que representam a retribuição paga pelo exercício de função (servidor efetivo) ou remuneração de cargo em comissão (servidor sem vínculo ou requisitado).</text:p>
            <text:p>(4) Parcelas da Gratificação Natalina (13º) pagas no mês corrente, ou no caso de vacância ou exoneração do servidor.</text:p>
            <text:p>(5) Adicional correspondente a 1/3 (um terço) da remuneração, pago ao servidor por ocasião das férias.</text:p>
            <text:p>(6) Valor equivalente ao da contribuição previdenciária, devido ao funcionário público que esteja em condição de aposentar-se, mas que optou por continuar em atividade (instituído pela Emenda Constitucional nº 41, de 16 de dezembro de 2003).</text:p>
            <text:p>(7) Valor total (somatório) das remunerações temporárias ou eventuais discriminadas na Tabela III.</text:p>
            <text:p>(8) Valor total (somatório) das verbas indenizatórias discriminadas na Tabela III.</text:p>
            <text:p>(9) Total dos rendimentos brutos pagos no mês.</text:p>
            <text:p>(10) Contribuição Previdenciária Oficial (Plano de Seguridade Social do Servidor Público e Regime Geral de Previdência Social).</text:p>
            <text:p>(11) Imposto de Renda Retido na Fonte.</text:p>
            <text:p>(12) Valor deduzido da remuneração básica bruta, quando esta ultrapassa o teto constitucional, nos termos da legislação correspondente.</text:p>
            <text:p>(12.1) Outros.</text:p>
            <text:p>(13) Total dos descontos efetuados no mês.</text:p>
            <text:p>(14) Rendimento líquido após os descontos referidos nos itens anteriores.</text:p>
          </table:table-cell>
          <table:covered-table-cell table:number-columns-repeated="19"/>
          <table:table-cell table:number-columns-repeated="16364"/>
        </table:table-row>
        <table:table-row table:number-rows-repeated="1048476" table:style-name="ro10">
          <table:table-cell table:number-columns-repeated="16384"/>
        </table:table-row>
      </table:table>
      <table:database-ranges>
        <table:database-range table:target-range-address="membrosAtivos.A4:membrosAtivos.T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416666666666667in" fo:margin-right="0.41666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77777777777778in" fo:margin-left="0.416666666666667in" fo:margin-right="0.416666666666667in" fo:margin-bottom="0in"/>
      </style:header-style>
      <style:footer-style>
        <style:header-footer-properties fo:min-height="0.277777777777778in" fo:margin-left="0.416666666666667in" fo:margin-right="0.41666666666666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Rodrigo</dc:creator>
    <meta:creation-date>2023-10-06T14:07:31Z</meta:creation-date>
    <dc:date>2024-03-05T20:42:23Z</dc:date>
  </office:meta>
</office:document-meta>
</file>